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0.1875in"/>
    </style:style>
    <style:style style:name="Table1.C" style:family="table-column">
      <style:table-column-properties style:column-width="1.288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5625in"/>
    </style:style>
    <style:style style:name="Table3.B" style:family="table-column">
      <style:table-column-properties style:column-width="1.5in"/>
    </style:style>
    <style:style style:name="Table3.C" style:family="table-column">
      <style:table-column-properties style:column-width="3.864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rsid="008e74c7" officeooo:paragraph-rsid="008e74c7"/>
    </style:style>
    <style:style style:name="P7" style:family="paragraph" style:parent-style-name="Text_20_body">
      <style:text-properties officeooo:paragraph-rsid="008e74c7"/>
    </style:style>
    <style:style style:name="P8" style:family="paragraph" style:parent-style-name="Text_20_body">
      <style:text-properties officeooo:rsid="00901836" officeooo:paragraph-rsid="00901836"/>
    </style:style>
    <style:style style:name="P9" style:family="paragraph" style:parent-style-name="Text_20_body">
      <style:text-properties fo:font-style="normal" officeooo:rsid="008e74c7" officeooo:paragraph-rsid="008e74c7" style:font-style-asian="normal" style:font-style-complex="normal"/>
    </style:style>
    <style:style style:name="P10"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1" style:family="paragraph" style:parent-style-name="Text_20_body">
      <style:text-properties officeooo:rsid="018842ec" officeooo:paragraph-rsid="018842ec"/>
    </style:style>
    <style:style style:name="P12" style:family="paragraph" style:parent-style-name="Text_20_body">
      <style:text-properties officeooo:rsid="01899d93" officeooo:paragraph-rsid="01899d93"/>
    </style:style>
    <style:style style:name="P13" style:family="paragraph" style:parent-style-name="Text_20_body">
      <style:text-properties officeooo:rsid="002f13bc" officeooo:paragraph-rsid="002f13bc"/>
    </style:style>
    <style:style style:name="P14" style:family="paragraph" style:parent-style-name="Text_20_body">
      <style:text-properties officeooo:paragraph-rsid="01909af7"/>
    </style:style>
    <style:style style:name="P15" style:family="paragraph" style:parent-style-name="Text_20_body">
      <style:text-properties officeooo:rsid="019a3381" officeooo:paragraph-rsid="019ae89a"/>
    </style:style>
    <style:style style:name="P16" style:family="paragraph" style:parent-style-name="Text_20_body">
      <style:text-properties officeooo:rsid="019ca913" officeooo:paragraph-rsid="019ca913"/>
    </style:style>
    <style:style style:name="P17" style:family="paragraph" style:parent-style-name="Text_20_body">
      <style:text-properties officeooo:rsid="018c5ed4" officeooo:paragraph-rsid="018c5ed4"/>
    </style:style>
    <style:style style:name="P18" style:family="paragraph" style:parent-style-name="Text_20_body">
      <style:text-properties officeooo:paragraph-rsid="019f2710"/>
    </style:style>
    <style:style style:name="P19" style:family="paragraph" style:parent-style-name="Text_20_body">
      <style:text-properties style:font-name="Liberation Mono" fo:font-size="10pt" fo:font-weight="bold" officeooo:rsid="01b2ac26" officeooo:paragraph-rsid="01b2ac26" style:font-weight-asian="bold" style:font-weight-complex="bold"/>
    </style:style>
    <style:style style:name="P20" style:family="paragraph" style:parent-style-name="Text_20_body">
      <style:text-properties officeooo:paragraph-rsid="01b57dfe"/>
    </style:style>
    <style:style style:name="P21" style:family="paragraph" style:parent-style-name="Text_20_body">
      <style:text-properties officeooo:rsid="01b90a3d" officeooo:paragraph-rsid="01b90a3d"/>
    </style:style>
    <style:style style:name="P22" style:family="paragraph" style:parent-style-name="Text_20_body">
      <style:text-properties officeooo:rsid="01ba5533" officeooo:paragraph-rsid="01ba5533"/>
    </style:style>
    <style:style style:name="P23" style:family="paragraph" style:parent-style-name="Text_20_body">
      <style:text-properties officeooo:rsid="01bc6bf3" officeooo:paragraph-rsid="01bc6bf3"/>
    </style:style>
    <style:style style:name="P24" style:family="paragraph" style:parent-style-name="Text_20_body">
      <style:text-properties officeooo:rsid="0026df3b" officeooo:paragraph-rsid="01bc6bf3"/>
    </style:style>
    <style:style style:name="P25" style:family="paragraph" style:parent-style-name="Text_20_body">
      <style:text-properties officeooo:paragraph-rsid="01bc6bf3"/>
    </style:style>
    <style:style style:name="P26" style:family="paragraph" style:parent-style-name="Text_20_body">
      <style:text-properties officeooo:rsid="01bc79ca" officeooo:paragraph-rsid="01bc79ca"/>
    </style:style>
    <style:style style:name="P27" style:family="paragraph" style:parent-style-name="Text_20_body">
      <style:text-properties officeooo:rsid="01c0ba9b" officeooo:paragraph-rsid="01c0ba9b"/>
    </style:style>
    <style:style style:name="P28" style:family="paragraph" style:parent-style-name="Text_20_body">
      <style:text-properties officeooo:paragraph-rsid="01c2d6d7"/>
    </style:style>
    <style:style style:name="P29" style:family="paragraph" style:parent-style-name="Text_20_body">
      <style:text-properties officeooo:rsid="01c6a25c" officeooo:paragraph-rsid="01c6a25c"/>
    </style:style>
    <style:style style:name="P30" style:family="paragraph" style:parent-style-name="Text_20_body">
      <style:text-properties officeooo:rsid="01c701f0" officeooo:paragraph-rsid="01c701f0"/>
    </style:style>
    <style:style style:name="P31" style:family="paragraph" style:parent-style-name="Text_20_body">
      <style:text-properties officeooo:rsid="01cc7002" officeooo:paragraph-rsid="01cc7002"/>
    </style:style>
    <style:style style:name="P32" style:family="paragraph" style:parent-style-name="Text_20_body">
      <style:text-properties officeooo:rsid="01d0b685" officeooo:paragraph-rsid="01d0b685"/>
    </style:style>
    <style:style style:name="P33" style:family="paragraph" style:parent-style-name="Text_20_body">
      <style:text-properties officeooo:rsid="01d3be1e" officeooo:paragraph-rsid="01d3be1e"/>
    </style:style>
    <style:style style:name="P34" style:family="paragraph" style:parent-style-name="Text_20_body">
      <style:text-properties officeooo:rsid="01d47d80"/>
    </style:style>
    <style:style style:name="P35" style:family="paragraph" style:parent-style-name="Text_20_body">
      <style:text-properties officeooo:paragraph-rsid="004d4d99"/>
    </style:style>
    <style:style style:name="P36" style:family="paragraph" style:parent-style-name="Text_20_body">
      <style:text-properties officeooo:rsid="01d5e607" officeooo:paragraph-rsid="01d5e607"/>
    </style:style>
    <style:style style:name="P37" style:family="paragraph" style:parent-style-name="Text_20_body">
      <style:paragraph-properties fo:text-align="center" style:justify-single-word="false"/>
      <style:text-properties officeooo:rsid="01d5e607" officeooo:paragraph-rsid="01d5e607"/>
    </style:style>
    <style:style style:name="P38" style:family="paragraph" style:parent-style-name="Text_20_body">
      <style:paragraph-properties fo:text-align="center" style:justify-single-word="false"/>
      <style:text-properties officeooo:paragraph-rsid="01d5e607"/>
    </style:style>
    <style:style style:name="P39" style:family="paragraph" style:parent-style-name="Text_20_body">
      <style:text-properties officeooo:rsid="01d7f056" officeooo:paragraph-rsid="01d7f056"/>
    </style:style>
    <style:style style:name="P40" style:family="paragraph" style:parent-style-name="Text_20_body">
      <style:text-properties officeooo:rsid="01da88cf" officeooo:paragraph-rsid="01da88cf"/>
    </style:style>
    <style:style style:name="P41" style:family="paragraph" style:parent-style-name="Text_20_body">
      <style:text-properties officeooo:rsid="01da88cf" officeooo:paragraph-rsid="01e094fd"/>
    </style:style>
    <style:style style:name="P42" style:family="paragraph" style:parent-style-name="Text_20_body">
      <style:text-properties officeooo:rsid="01dc093a" officeooo:paragraph-rsid="01dc093a"/>
    </style:style>
    <style:style style:name="P43" style:family="paragraph" style:parent-style-name="Text_20_body">
      <style:text-properties officeooo:paragraph-rsid="01e4a0f9"/>
    </style:style>
    <style:style style:name="P44" style:family="paragraph" style:parent-style-name="Text_20_body">
      <style:text-properties officeooo:rsid="01e6f59a" officeooo:paragraph-rsid="01e6f59a"/>
    </style:style>
    <style:style style:name="P45" style:family="paragraph" style:parent-style-name="Preformatted_20_Text">
      <style:text-properties officeooo:rsid="000a9844" officeooo:paragraph-rsid="000a9844"/>
    </style:style>
    <style:style style:name="P46" style:family="paragraph" style:parent-style-name="Preformatted_20_Text">
      <style:text-properties officeooo:rsid="000a9844" officeooo:paragraph-rsid="00169c8a"/>
    </style:style>
    <style:style style:name="P47" style:family="paragraph" style:parent-style-name="Preformatted_20_Text">
      <style:text-properties officeooo:rsid="000a9844" officeooo:paragraph-rsid="001cd300"/>
    </style:style>
    <style:style style:name="P48" style:family="paragraph" style:parent-style-name="Preformatted_20_Text">
      <style:text-properties officeooo:rsid="000a9844" officeooo:paragraph-rsid="001e29b5"/>
    </style:style>
    <style:style style:name="P49" style:family="paragraph" style:parent-style-name="Preformatted_20_Text">
      <style:text-properties officeooo:rsid="000c18cd" officeooo:paragraph-rsid="000c18cd"/>
    </style:style>
    <style:style style:name="P50" style:family="paragraph" style:parent-style-name="Preformatted_20_Text">
      <style:text-properties officeooo:rsid="0010efac" officeooo:paragraph-rsid="0010efac"/>
    </style:style>
    <style:style style:name="P51" style:family="paragraph" style:parent-style-name="Preformatted_20_Text">
      <style:text-properties officeooo:rsid="0010efac" officeooo:paragraph-rsid="000a9844"/>
    </style:style>
    <style:style style:name="P52" style:family="paragraph" style:parent-style-name="Preformatted_20_Text">
      <style:text-properties officeooo:paragraph-rsid="0020b6e9"/>
    </style:style>
    <style:style style:name="P53" style:family="paragraph" style:parent-style-name="Preformatted_20_Text">
      <style:text-properties officeooo:paragraph-rsid="0021c7e8"/>
    </style:style>
    <style:style style:name="P54" style:family="paragraph" style:parent-style-name="Preformatted_20_Text">
      <style:text-properties fo:font-weight="normal" officeooo:rsid="00169c8a" officeooo:paragraph-rsid="000a9844" style:font-weight-asian="normal" style:font-weight-complex="normal"/>
    </style:style>
    <style:style style:name="P55" style:family="paragraph" style:parent-style-name="Preformatted_20_Text">
      <style:text-properties officeooo:paragraph-rsid="000a9844"/>
    </style:style>
    <style:style style:name="P56" style:family="paragraph" style:parent-style-name="Preformatted_20_Text">
      <style:text-properties officeooo:rsid="0030ec83" officeooo:paragraph-rsid="0030ec83"/>
    </style:style>
    <style:style style:name="P57" style:family="paragraph" style:parent-style-name="Preformatted_20_Text">
      <style:paragraph-properties fo:text-align="center" style:justify-single-word="false"/>
      <style:text-properties officeooo:rsid="002f13bc" officeooo:paragraph-rsid="002f13bc"/>
    </style:style>
    <style:style style:name="P58" style:family="paragraph" style:parent-style-name="Preformatted_20_Text">
      <style:paragraph-properties fo:text-align="center" style:justify-single-word="false"/>
    </style:style>
    <style:style style:name="P59" style:family="paragraph" style:parent-style-name="Preformatted_20_Text">
      <style:paragraph-properties fo:text-align="center" style:justify-single-word="false"/>
      <style:text-properties officeooo:rsid="004d4d99" officeooo:paragraph-rsid="004d4d99"/>
    </style:style>
    <style:style style:name="P60" style:family="paragraph" style:parent-style-name="Preformatted_20_Text">
      <style:text-properties officeooo:rsid="004d4d99" officeooo:paragraph-rsid="01c2d6d7"/>
    </style:style>
    <style:style style:name="P61" style:family="paragraph" style:parent-style-name="Preformatted_20_Text">
      <style:text-properties officeooo:paragraph-rsid="008e9da2"/>
    </style:style>
    <style:style style:name="P62" style:family="paragraph" style:parent-style-name="Preformatted_20_Text">
      <style:paragraph-properties fo:text-align="center" style:justify-single-word="false"/>
      <style:text-properties officeooo:rsid="004d206f" officeooo:paragraph-rsid="004d206f"/>
    </style:style>
    <style:style style:name="P63" style:family="paragraph" style:parent-style-name="Preformatted_20_Text">
      <style:paragraph-properties fo:text-align="center" style:justify-single-word="false"/>
      <style:text-properties officeooo:rsid="01909af7" officeooo:paragraph-rsid="01909af7"/>
    </style:style>
    <style:style style:name="P64" style:family="paragraph" style:parent-style-name="Preformatted_20_Text">
      <style:text-properties officeooo:paragraph-rsid="019a3381"/>
    </style:style>
    <style:style style:name="P65" style:family="paragraph" style:parent-style-name="Preformatted_20_Text">
      <style:text-properties officeooo:paragraph-rsid="01b57dfe"/>
    </style:style>
    <style:style style:name="P66" style:family="paragraph" style:parent-style-name="Preformatted_20_Text">
      <style:text-properties officeooo:paragraph-rsid="01c0ba9b"/>
    </style:style>
    <style:style style:name="P67" style:family="paragraph" style:parent-style-name="Preformatted_20_Text">
      <style:text-properties officeooo:rsid="01c2d6d7" officeooo:paragraph-rsid="01c2d6d7"/>
    </style:style>
    <style:style style:name="P68" style:family="paragraph" style:parent-style-name="Preformatted_20_Text">
      <style:text-properties officeooo:paragraph-rsid="01c2d6d7"/>
    </style:style>
    <style:style style:name="P69" style:family="paragraph" style:parent-style-name="Preformatted_20_Text">
      <style:text-properties officeooo:rsid="01c701f0" officeooo:paragraph-rsid="01c701f0"/>
    </style:style>
    <style:style style:name="P70" style:family="paragraph" style:parent-style-name="Preformatted_20_Text">
      <style:text-properties officeooo:rsid="01c701f0" officeooo:paragraph-rsid="01c7191d"/>
    </style:style>
    <style:style style:name="P71" style:family="paragraph" style:parent-style-name="Preformatted_20_Text">
      <style:text-properties officeooo:rsid="01c7191d" officeooo:paragraph-rsid="01c7191d"/>
    </style:style>
    <style:style style:name="P72" style:family="paragraph" style:parent-style-name="Preformatted_20_Text">
      <style:text-properties officeooo:paragraph-rsid="01c7191d"/>
    </style:style>
    <style:style style:name="P73" style:family="paragraph" style:parent-style-name="Preformatted_20_Text">
      <style:text-properties officeooo:rsid="01d0b685" officeooo:paragraph-rsid="01d0b685"/>
    </style:style>
    <style:style style:name="P74" style:family="paragraph" style:parent-style-name="Preformatted_20_Text">
      <style:text-properties officeooo:paragraph-rsid="01d0b685"/>
    </style:style>
    <style:style style:name="P75" style:family="paragraph" style:parent-style-name="Preformatted_20_Text">
      <style:text-properties officeooo:rsid="01d5e607" officeooo:paragraph-rsid="01d5e607"/>
    </style:style>
    <style:style style:name="P76" style:family="paragraph" style:parent-style-name="Preformatted_20_Text">
      <style:text-properties officeooo:paragraph-rsid="01d79c49"/>
    </style:style>
    <style:style style:name="P77" style:family="paragraph" style:parent-style-name="Preformatted_20_Text">
      <style:text-properties officeooo:rsid="01d79c49" officeooo:paragraph-rsid="01d79c49"/>
    </style:style>
    <style:style style:name="P78" style:family="paragraph" style:parent-style-name="Preformatted_20_Text">
      <style:text-properties officeooo:paragraph-rsid="01d7f056"/>
    </style:style>
    <style:style style:name="P79" style:family="paragraph" style:parent-style-name="Preformatted_20_Text">
      <style:text-properties officeooo:rsid="01d7f056" officeooo:paragraph-rsid="01d7f056"/>
    </style:style>
    <style:style style:name="P80" style:family="paragraph" style:parent-style-name="Preformatted_20_Text">
      <style:text-properties officeooo:rsid="01da88cf" officeooo:paragraph-rsid="01e094fd"/>
    </style:style>
    <style:style style:name="P81" style:family="paragraph" style:parent-style-name="Preformatted_20_Text">
      <style:text-properties officeooo:paragraph-rsid="01d5e607"/>
    </style:style>
    <style:style style:name="P82" style:family="paragraph" style:parent-style-name="Preformatted_20_Text">
      <style:text-properties officeooo:rsid="01dc093a" officeooo:paragraph-rsid="01dc093a"/>
    </style:style>
    <style:style style:name="P83" style:family="paragraph" style:parent-style-name="Preformatted_20_Text">
      <style:text-properties officeooo:paragraph-rsid="01e094fd"/>
    </style:style>
    <style:style style:name="P84" style:family="paragraph" style:parent-style-name="Standard">
      <style:text-properties officeooo:rsid="0020b6e9" officeooo:paragraph-rsid="0020b6e9"/>
    </style:style>
    <style:style style:name="P85" style:family="paragraph" style:parent-style-name="Standard">
      <style:text-properties officeooo:rsid="01899d93" officeooo:paragraph-rsid="018bd1d6"/>
    </style:style>
    <style:style style:name="P86" style:family="paragraph" style:parent-style-name="Standard">
      <style:text-properties fo:color="#000000" style:font-name="Liberation Mono1" fo:font-size="9pt" fo:font-style="normal" fo:font-weight="normal" officeooo:rsid="01899d93" officeooo:paragraph-rsid="018bd1d6" style:font-size-asian="9pt" style:font-style-asian="normal" style:font-weight-asian="normal"/>
    </style:style>
    <style:style style:name="P87"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88" style:family="paragraph" style:parent-style-name="Standard">
      <style:text-properties officeooo:rsid="01b57dfe" officeooo:paragraph-rsid="01b57dfe"/>
    </style:style>
    <style:style style:name="P89" style:family="paragraph" style:parent-style-name="Standard">
      <style:text-properties officeooo:paragraph-rsid="01b697b7"/>
    </style:style>
    <style:style style:name="P90" style:family="paragraph" style:parent-style-name="Standard">
      <style:text-properties officeooo:rsid="01c7191d" officeooo:paragraph-rsid="01c7191d"/>
    </style:style>
    <style:style style:name="P91" style:family="paragraph" style:parent-style-name="Standard">
      <style:text-properties officeooo:paragraph-rsid="01c7191d"/>
    </style:style>
    <style:style style:name="P92" style:family="paragraph" style:parent-style-name="Standard">
      <style:text-properties officeooo:rsid="01d0b685" officeooo:paragraph-rsid="01d0b685"/>
    </style:style>
    <style:style style:name="P93" style:family="paragraph" style:parent-style-name="Standard">
      <style:text-properties officeooo:rsid="01d79c49" officeooo:paragraph-rsid="01d79c49"/>
    </style:style>
    <style:style style:name="P94" style:family="paragraph" style:parent-style-name="Standard">
      <style:text-properties officeooo:paragraph-rsid="01d79c49"/>
    </style:style>
    <style:style style:name="P95" style:family="paragraph" style:parent-style-name="Standard">
      <style:text-properties officeooo:paragraph-rsid="01d7f056"/>
    </style:style>
    <style:style style:name="P96" style:family="paragraph" style:parent-style-name="Standard">
      <style:text-properties officeooo:rsid="01d7f056" officeooo:paragraph-rsid="01d7f056"/>
    </style:style>
    <style:style style:name="P97" style:family="paragraph" style:parent-style-name="Table_20_Contents">
      <style:text-properties officeooo:rsid="002c9d15" officeooo:paragraph-rsid="002c9d15"/>
    </style:style>
    <style:style style:name="P98" style:family="paragraph" style:parent-style-name="Table_20_Contents">
      <style:paragraph-properties fo:text-align="center" style:justify-single-word="false"/>
      <style:text-properties officeooo:rsid="002c9d15" officeooo:paragraph-rsid="002c9d15"/>
    </style:style>
    <style:style style:name="P99" style:family="paragraph" style:parent-style-name="Table_20_Contents">
      <style:text-properties officeooo:rsid="002f13bc" officeooo:paragraph-rsid="002f13bc"/>
    </style:style>
    <style:style style:name="P100" style:family="paragraph" style:parent-style-name="Table_20_Contents">
      <style:text-properties officeooo:rsid="004d206f" officeooo:paragraph-rsid="004d206f"/>
    </style:style>
    <style:style style:name="P101" style:family="paragraph" style:parent-style-name="Table_20_Contents">
      <style:paragraph-properties fo:text-align="center" style:justify-single-word="false"/>
      <style:text-properties officeooo:rsid="004d206f" officeooo:paragraph-rsid="004d206f"/>
    </style:style>
    <style:style style:name="P102" style:family="paragraph" style:parent-style-name="Table_20_Contents">
      <style:text-properties officeooo:rsid="004d4d99" officeooo:paragraph-rsid="004d4d99"/>
    </style:style>
    <style:style style:name="P103" style:family="paragraph" style:parent-style-name="Table_20_Contents">
      <style:paragraph-properties fo:text-align="center" style:justify-single-word="false"/>
      <style:text-properties officeooo:rsid="004d4d99" officeooo:paragraph-rsid="004d4d99"/>
    </style:style>
    <style:style style:name="P104" style:family="paragraph" style:parent-style-name="Table_20_Contents">
      <style:paragraph-properties fo:text-align="center" style:justify-single-word="false"/>
      <style:text-properties officeooo:rsid="004efbf5" officeooo:paragraph-rsid="002c9d15"/>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text-properties officeooo:rsid="018c5ed4" officeooo:paragraph-rsid="018c5ed4"/>
    </style:style>
    <style:style style:name="P107" style:family="paragraph" style:parent-style-name="Table_20_Contents">
      <style:text-properties officeooo:paragraph-rsid="002c9d15"/>
    </style:style>
    <style:style style:name="P108" style:family="paragraph" style:parent-style-name="Table_20_Contents">
      <style:paragraph-properties fo:text-align="center" style:justify-single-word="false"/>
      <style:text-properties officeooo:rsid="01909af7" officeooo:paragraph-rsid="01909af7"/>
    </style:style>
    <style:style style:name="P109" style:family="paragraph" style:parent-style-name="Table_20_Contents">
      <style:text-properties officeooo:rsid="01909af7" officeooo:paragraph-rsid="01909af7"/>
    </style:style>
    <style:style style:name="P110" style:family="paragraph" style:parent-style-name="Table_20_Contents">
      <style:text-properties officeooo:rsid="01918bc3" officeooo:paragraph-rsid="01918bc3"/>
    </style:style>
    <style:style style:name="P111" style:family="paragraph" style:parent-style-name="Table_20_Contents">
      <style:text-properties officeooo:rsid="01d5e607" officeooo:paragraph-rsid="01d5e607"/>
    </style:style>
    <style:style style:name="P112" style:family="paragraph" style:parent-style-name="Table_20_Contents">
      <style:paragraph-properties fo:text-align="center" style:justify-single-word="false"/>
      <style:text-properties officeooo:rsid="01d5e607" officeooo:paragraph-rsid="01d5e607"/>
    </style:style>
    <style:style style:name="P113" style:family="paragraph" style:parent-style-name="Table_20_Contents">
      <style:paragraph-properties fo:text-align="center" style:justify-single-word="false"/>
      <style:text-properties officeooo:rsid="01d5e607" officeooo:paragraph-rsid="01dc093a"/>
    </style:style>
    <style:style style:name="P114" style:family="paragraph" style:parent-style-name="Table_20_Contents">
      <style:text-properties officeooo:rsid="01d5e607" officeooo:paragraph-rsid="01d936e0"/>
    </style:style>
    <style:style style:name="P115" style:family="paragraph" style:parent-style-name="Table_20_Contents">
      <style:text-properties officeooo:rsid="01d5e607" officeooo:paragraph-rsid="01dc093a"/>
    </style:style>
    <style:style style:name="P116"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style:font-name="Liberation Mono" fo:font-size="10pt" fo:font-weight="bold" officeooo:rsid="01d5e607" officeooo:paragraph-rsid="01dc093a"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style:font-name="Liberation Mono" fo:font-size="10pt" fo:font-weight="bold" officeooo:paragraph-rsid="01dc093a" style:font-size-asian="10pt" style:font-weight-asian="bold" style:font-size-complex="10pt" style:font-weight-complex="bold"/>
    </style:style>
    <style:style style:name="P121" style:family="paragraph" style:parent-style-name="Table_20_Contents">
      <style:text-properties officeooo:rsid="01d936e0" officeooo:paragraph-rsid="01d936e0"/>
    </style:style>
    <style:style style:name="P122" style:family="paragraph" style:parent-style-name="Table_20_Contents">
      <style:text-properties officeooo:rsid="01d936e0" officeooo:paragraph-rsid="01dc093a"/>
    </style:style>
    <style:style style:name="P123" style:family="paragraph" style:parent-style-name="Table_20_Contents">
      <style:text-properties officeooo:rsid="01da88cf" officeooo:paragraph-rsid="01da88cf"/>
    </style:style>
    <style:style style:name="P124" style:family="paragraph" style:parent-style-name="Table_20_Contents">
      <style:text-properties officeooo:paragraph-rsid="01da88cf"/>
    </style:style>
    <style:style style:name="P125" style:family="paragraph" style:parent-style-name="Table_20_Contents">
      <style:text-properties officeooo:paragraph-rsid="01dc093a"/>
    </style:style>
    <style:style style:name="P126" style:family="paragraph" style:parent-style-name="Title">
      <style:text-properties officeooo:rsid="018c5ed4" officeooo:paragraph-rsid="018c5ed4"/>
    </style:style>
    <style:style style:name="P127" style:family="paragraph" style:parent-style-name="Heading">
      <style:text-properties officeooo:rsid="001ef004" officeooo:paragraph-rsid="019a3381"/>
    </style:style>
    <style:style style:name="P128" style:family="paragraph" style:parent-style-name="Heading">
      <style:text-properties officeooo:rsid="001eb173" officeooo:paragraph-rsid="001eb173"/>
    </style:style>
    <style:style style:name="P129" style:family="paragraph" style:parent-style-name="Heading">
      <style:text-properties officeooo:paragraph-rsid="019a3381"/>
    </style:style>
    <style:style style:name="P130" style:family="paragraph" style:parent-style-name="Heading">
      <style:text-properties officeooo:rsid="01c6a25c" officeooo:paragraph-rsid="01c6a25c"/>
    </style:style>
    <style:style style:name="P131" style:family="paragraph" style:parent-style-name="Heading">
      <style:text-properties officeooo:rsid="01d0b685" officeooo:paragraph-rsid="01d0b685"/>
    </style:style>
    <style:style style:name="P132" style:family="paragraph" style:parent-style-name="Standard">
      <style:text-properties fo:font-style="normal" officeooo:rsid="01da88cf" officeooo:paragraph-rsid="01e094fd" style:font-style-asian="normal" style:font-style-complex="normal"/>
    </style:style>
    <style:style style:name="P133" style:family="paragraph" style:parent-style-name="Heading_20_1">
      <style:text-properties officeooo:rsid="018c5ed4" officeooo:paragraph-rsid="018c5ed4"/>
    </style:style>
    <style:style style:name="P134" style:family="paragraph" style:parent-style-name="Heading_20_1">
      <style:text-properties officeooo:rsid="01bc79ca" officeooo:paragraph-rsid="01bc79ca"/>
    </style:style>
    <style:style style:name="P135" style:family="paragraph" style:parent-style-name="Heading_20_2">
      <style:text-properties officeooo:rsid="01b57dfe" officeooo:paragraph-rsid="01b57dfe"/>
    </style:style>
    <style:style style:name="P136" style:family="paragraph" style:parent-style-name="Heading_20_3">
      <style:text-properties officeooo:paragraph-rsid="01dc093a"/>
    </style:style>
    <style:style style:name="P137" style:family="paragraph" style:parent-style-name="Text_20_body" style:list-style-name="L1">
      <style:text-properties officeooo:rsid="01bc79ca" officeooo:paragraph-rsid="01bc79ca"/>
    </style:style>
    <style:style style:name="P138" style:family="paragraph" style:parent-style-name="Text_20_body" style:list-style-name="L2">
      <style:text-properties officeooo:paragraph-rsid="01cc7002"/>
    </style:style>
    <style:style style:name="P139" style:family="paragraph" style:parent-style-name="Text_20_body" style:list-style-name="L2">
      <style:text-properties officeooo:rsid="01cc7002" officeooo:paragraph-rsid="01cc7002"/>
    </style:style>
    <style:style style:name="P140" style:family="paragraph" style:parent-style-name="Text_20_body">
      <style:paragraph-properties fo:text-align="center" style:justify-single-word="false"/>
      <style:text-properties style:font-name="Liberation Mono" fo:font-size="10pt" fo:font-weight="bold" officeooo:rsid="004d4d99" officeooo:paragraph-rsid="01dc093a" style:font-weight-asian="bold" style:font-weight-complex="bold"/>
    </style:style>
    <style:style style:name="P141"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142"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143"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144"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145" style:family="paragraph" style:parent-style-name="Text_20_body">
      <style:text-properties officeooo:rsid="01dc093a" officeooo:paragraph-rsid="01dc093a"/>
    </style:style>
    <style:style style:name="P146" style:family="paragraph" style:parent-style-name="Text_20_body">
      <style:text-properties fo:font-style="normal" officeooo:rsid="01da88cf" style:font-style-asian="normal" style:font-style-complex="normal"/>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bold" officeooo:rsid="01d2ae72"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69c8a" style:font-weight-asian="normal" style:font-weight-complex="normal"/>
    </style:style>
    <style:style style:name="T11" style:family="text">
      <style:text-properties fo:font-weight="normal" officeooo:rsid="00181273" style:font-weight-asian="normal" style:font-weight-complex="normal"/>
    </style:style>
    <style:style style:name="T12" style:family="text">
      <style:text-properties fo:font-weight="normal" officeooo:rsid="01d2ae72" style:font-weight-asian="normal" style:font-weight-complex="normal"/>
    </style:style>
    <style:style style:name="T13" style:family="text">
      <style:text-properties officeooo:rsid="001cd300"/>
    </style:style>
    <style:style style:name="T14" style:family="text">
      <style:text-properties officeooo:rsid="001e29b5"/>
    </style:style>
    <style:style style:name="T15" style:family="text">
      <style:text-properties officeooo:rsid="001eb173"/>
    </style:style>
    <style:style style:name="T16" style:family="text">
      <style:text-properties officeooo:rsid="0020b6e9"/>
    </style:style>
    <style:style style:name="T17" style:family="text">
      <style:text-properties officeooo:rsid="0020b7eb"/>
    </style:style>
    <style:style style:name="T18" style:family="text">
      <style:text-properties officeooo:rsid="0021c7e8"/>
    </style:style>
    <style:style style:name="T19" style:family="text">
      <style:text-properties style:font-name="Liberation Mono" fo:font-size="10pt" style:font-name-asian="DejaVu Sans Mono" style:font-size-asian="10pt" style:font-name-complex="Liberation Mono" style:font-size-complex="10pt"/>
    </style:style>
    <style:style style:name="T20" style:family="text">
      <style:text-properties style:font-name="Liberation Mono" fo:font-size="10pt" officeooo:rsid="00260e73" style:font-name-asian="DejaVu Sans Mono" style:font-size-asian="10pt" style:font-name-complex="Liberation Mono" style:font-size-complex="10pt"/>
    </style:style>
    <style:style style:name="T21" style:family="text">
      <style:text-properties style:font-name="Liberation Mono" fo:font-size="10pt" officeooo:rsid="0030ec83" style:font-name-asian="DejaVu Sans Mono" style:font-size-asian="10pt" style:font-name-complex="Liberation Mono" style:font-size-complex="10pt"/>
    </style:style>
    <style:style style:name="T22" style:family="text">
      <style:text-properties style:font-name="Liberation Mono" fo:font-size="10pt" officeooo:rsid="008e9da2" style:font-name-asian="DejaVu Sans Mono" style:font-size-asian="10pt" style:font-name-complex="Liberation Mono" style:font-size-complex="10pt"/>
    </style:style>
    <style:style style:name="T23" style:family="text">
      <style:text-properties style:font-name="Liberation Mono" fo:font-size="10pt" officeooo:rsid="01993dd3" style:font-name-asian="DejaVu Sans Mono" style:font-size-asian="10pt" style:font-name-complex="Liberation Mono" style:font-size-complex="10pt"/>
    </style:style>
    <style:style style:name="T24" style:family="text">
      <style:text-properties style:font-name="Liberation Mono" fo:font-size="10pt" officeooo:rsid="019a3381" style:font-name-asian="DejaVu Sans Mono" style:font-size-asian="10pt" style:font-name-complex="Liberation Mono" style:font-size-complex="10pt"/>
    </style:style>
    <style:style style:name="T25" style:family="text">
      <style:text-properties style:font-name="Liberation Mono" fo:font-size="10pt" officeooo:rsid="01c2d6d7" style:font-name-asian="DejaVu Sans Mono" style:font-size-asian="10pt" style:font-name-complex="Liberation Mono" style:font-size-complex="10pt"/>
    </style:style>
    <style:style style:name="T26" style:family="text">
      <style:text-properties style:font-name="Liberation Mono" fo:font-size="10pt" officeooo:rsid="01d0b685" style:font-name-asian="DejaVu Sans Mono" style:font-size-asian="10pt" style:font-name-complex="Liberation Mono" style:font-size-complex="10pt"/>
    </style:style>
    <style:style style:name="T27" style:family="text">
      <style:text-properties style:font-name="Liberation Mono" fo:font-size="10pt" officeooo:rsid="01d7f056" style:font-name-asian="DejaVu Sans Mono" style:font-size-asian="10pt" style:font-name-complex="Liberation Mono" style:font-size-complex="10pt"/>
    </style:style>
    <style:style style:name="T28" style:family="text">
      <style:text-properties style:font-name="Liberation Mono" fo:font-size="10pt" officeooo:rsid="01da88cf" style:font-name-asian="DejaVu Sans Mono" style:font-size-asian="10pt" style:font-name-complex="Liberation Mono" style:font-size-complex="10pt"/>
    </style:style>
    <style:style style:name="T29"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1"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2"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33" style:family="text">
      <style:text-properties style:font-name="Liberation Mono" fo:font-size="10pt" fo:font-style="normal" fo:font-weight="normal" officeooo:rsid="01918bc3" style:font-size-asian="10pt" style:font-style-asian="normal" style:font-weight-asian="normal" style:font-size-complex="10pt" style:font-style-complex="normal" style:font-weight-complex="normal"/>
    </style:style>
    <style:style style:name="T34"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35" style:family="text">
      <style:text-properties style:font-name="Liberation Mono" fo:font-size="10pt" fo:font-weight="bold" style:font-size-asian="10pt" style:font-weight-asian="bold" style:font-size-complex="10pt" style:font-weight-complex="bold"/>
    </style:style>
    <style:style style:name="T36" style:family="text">
      <style:text-properties style:font-name="Liberation Mono" fo:font-size="10pt" fo:font-weight="bold" officeooo:rsid="01909af7" style:font-size-asian="10pt" style:font-weight-asian="bold" style:font-size-complex="10pt" style:font-weight-complex="bold"/>
    </style:style>
    <style:style style:name="T37" style:family="text">
      <style:text-properties style:font-name="Liberation Mono" fo:font-size="10pt" fo:font-weight="bold" officeooo:rsid="0193e111" style:font-size-asian="10pt" style:font-weight-asian="bold" style:font-size-complex="10pt" style:font-weight-complex="bold"/>
    </style:style>
    <style:style style:name="T38" style:family="text">
      <style:text-properties style:font-name="Liberation Mono" fo:font-size="10pt" fo:font-weight="bold" officeooo:rsid="01970372" style:font-size-asian="10pt" style:font-weight-asian="bold" style:font-size-complex="10pt" style:font-weight-complex="bold"/>
    </style:style>
    <style:style style:name="T39" style:family="text">
      <style:text-properties style:font-name="Liberation Mono" fo:font-size="10pt" fo:font-weight="bold" officeooo:rsid="01b697b7" style:font-size-asian="10pt" style:font-weight-asian="bold" style:font-size-complex="10pt" style:font-weight-complex="bold"/>
    </style:style>
    <style:style style:name="T40" style:family="text">
      <style:text-properties style:font-name="Liberation Mono" fo:font-size="10pt" fo:font-weight="bold" officeooo:rsid="01b57dfe" style:font-size-asian="10pt" style:font-weight-asian="bold" style:font-size-complex="10pt" style:font-weight-complex="bold"/>
    </style:style>
    <style:style style:name="T41" style:family="text">
      <style:text-properties style:font-name="Liberation Mono" fo:font-size="10pt" fo:font-weight="bold" officeooo:rsid="01dc093a" style:font-size-asian="10pt" style:font-weight-asian="bold" style:font-size-complex="10pt" style:font-weight-complex="bold"/>
    </style:style>
    <style:style style:name="T42" style:family="text">
      <style:text-properties style:font-name="Liberation Mono" fo:font-size="10pt" fo:font-weight="bold" officeooo:rsid="01da88cf" style:font-size-asian="10pt" style:font-weight-asian="bold" style:font-size-complex="10pt" style:font-weight-complex="bold"/>
    </style:style>
    <style:style style:name="T43" style:family="text">
      <style:text-properties style:font-name="Liberation Mono" fo:font-size="10pt" fo:font-weight="bold" officeooo:rsid="01e5c284" style:font-size-asian="10pt" style:font-weight-asian="bold" style:font-size-complex="10pt" style:font-weight-complex="bold"/>
    </style:style>
    <style:style style:name="T44" style:family="text">
      <style:text-properties style:font-name="Liberation Mono" fo:font-size="10pt" fo:font-weight="bold" officeooo:rsid="01ae1ebb" style:font-weight-asian="bold" style:font-weight-complex="bold"/>
    </style:style>
    <style:style style:name="T45" style:family="text">
      <style:text-properties style:font-name="Liberation Mono" fo:font-size="10pt" fo:font-weight="bold" officeooo:rsid="01b063ef" style:font-weight-asian="bold" style:font-weight-complex="bold"/>
    </style:style>
    <style:style style:name="T46" style:family="text">
      <style:text-properties style:font-name="Liberation Mono" fo:font-size="10pt" fo:font-weight="bold" officeooo:rsid="004d4d99" style:font-weight-asian="bold" style:font-weight-complex="bold"/>
    </style:style>
    <style:style style:name="T47" style:family="text">
      <style:text-properties style:font-name="Liberation Mono" fo:font-size="10pt" fo:font-weight="bold" officeooo:rsid="01dcf2a4" style:font-weight-asian="bold" style:font-weight-complex="bold"/>
    </style:style>
    <style:style style:name="T48" style:family="text">
      <style:text-properties style:font-name="Liberation Mono" fo:font-size="10pt" fo:font-weight="bold" officeooo:rsid="01e4a0f9" style:font-weight-asian="bold" style:font-weight-complex="bold"/>
    </style:style>
    <style:style style:name="T49" style:family="text">
      <style:text-properties style:font-name="Liberation Mono" fo:font-size="10pt" style:font-size-asian="10pt" style:font-size-complex="10pt"/>
    </style:style>
    <style:style style:name="T50" style:family="text">
      <style:text-properties style:font-name="Liberation Mono" fo:font-size="10pt" officeooo:rsid="019ae89a" style:font-size-asian="10pt" style:font-size-complex="10pt"/>
    </style:style>
    <style:style style:name="T51" style:family="text">
      <style:text-properties style:font-name="Liberation Mono" fo:font-size="10pt" officeooo:rsid="01c2d6d7" style:font-size-asian="10pt" style:font-size-complex="10pt"/>
    </style:style>
    <style:style style:name="T52" style:family="text">
      <style:text-properties style:font-name="Liberation Mono" fo:font-size="10pt" officeooo:rsid="01c701f0" style:font-size-asian="10pt" style:font-size-complex="10pt"/>
    </style:style>
    <style:style style:name="T53" style:family="text">
      <style:text-properties style:font-name="Liberation Mono" fo:font-size="10pt" officeooo:rsid="01c7191d" style:font-size-asian="10pt" style:font-size-complex="10pt"/>
    </style:style>
    <style:style style:name="T54" style:family="text">
      <style:text-properties style:font-name="Liberation Mono" fo:font-size="10pt" fo:font-weight="normal" officeooo:rsid="01b57dfe" style:font-size-asian="10pt" style:font-weight-asian="normal" style:font-size-complex="10pt" style:font-weight-complex="normal"/>
    </style:style>
    <style:style style:name="T55" style:family="text">
      <style:text-properties officeooo:rsid="002c9d15"/>
    </style:style>
    <style:style style:name="T56" style:family="text">
      <style:text-properties officeooo:rsid="002d3450"/>
    </style:style>
    <style:style style:name="T57" style:family="text">
      <style:text-properties officeooo:rsid="00312206"/>
    </style:style>
    <style:style style:name="T58" style:family="text">
      <style:text-properties officeooo:rsid="004efbf5"/>
    </style:style>
    <style:style style:name="T59" style:family="text">
      <style:text-properties officeooo:rsid="008e74c7"/>
    </style:style>
    <style:style style:name="T60" style:family="text">
      <style:text-properties fo:font-style="italic" style:font-style-asian="italic" style:font-style-complex="italic"/>
    </style:style>
    <style:style style:name="T61" style:family="text">
      <style:text-properties fo:font-style="italic" officeooo:rsid="008e74c7" style:font-style-asian="italic" style:font-style-complex="italic"/>
    </style:style>
    <style:style style:name="T62" style:family="text">
      <style:text-properties fo:font-style="italic" officeooo:rsid="019ea3b2" style:font-style-asian="italic" style:font-style-complex="italic"/>
    </style:style>
    <style:style style:name="T63" style:family="text">
      <style:text-properties fo:font-style="italic" officeooo:rsid="018c5ed4" style:font-style-asian="italic" style:font-style-complex="italic"/>
    </style:style>
    <style:style style:name="T64" style:family="text">
      <style:text-properties fo:font-style="italic" officeooo:rsid="00269cd1" style:font-style-asian="italic" style:font-style-complex="italic"/>
    </style:style>
    <style:style style:name="T65" style:family="text">
      <style:text-properties fo:font-style="italic" officeooo:rsid="045d4bcd"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normal" style:font-style-asian="normal" style:font-style-complex="normal"/>
    </style:style>
    <style:style style:name="T69" style:family="text">
      <style:text-properties fo:font-style="normal" officeooo:rsid="008e74c7" style:font-style-asian="normal" style:font-style-complex="normal"/>
    </style:style>
    <style:style style:name="T70" style:family="text">
      <style:text-properties fo:font-style="normal" officeooo:rsid="019ea3b2" style:font-style-asian="normal" style:font-style-complex="normal"/>
    </style:style>
    <style:style style:name="T71" style:family="text">
      <style:text-properties fo:font-style="normal" officeooo:rsid="00269cd1" style:font-style-asian="normal" style:font-style-complex="normal"/>
    </style:style>
    <style:style style:name="T72" style:family="text">
      <style:text-properties fo:font-style="normal" officeooo:rsid="045d4bcd" style:font-style-asian="normal" style:font-style-complex="normal"/>
    </style:style>
    <style:style style:name="T73" style:family="text">
      <style:text-properties fo:font-style="normal" officeooo:rsid="01bc6bf3" style:font-style-asian="normal" style:font-style-complex="normal"/>
    </style:style>
    <style:style style:name="T74" style:family="text">
      <style:text-properties fo:font-style="normal" officeooo:rsid="01cfbe3e"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officeooo:rsid="0115cf10"/>
    </style:style>
    <style:style style:name="T77" style:family="text">
      <style:text-properties fo:color="#000000" style:font-name="Liberation Mono1" fo:font-size="9pt" fo:font-style="normal" fo:font-weight="normal" style:font-size-asian="9pt" style:font-style-asian="normal" style:font-weight-asian="normal"/>
    </style:style>
    <style:style style:name="T78" style:family="text">
      <style:text-properties officeooo:rsid="018c5ed4"/>
    </style:style>
    <style:style style:name="T79" style:family="text">
      <style:text-properties officeooo:rsid="01902b1c"/>
    </style:style>
    <style:style style:name="T80" style:family="text">
      <style:text-properties officeooo:rsid="01909af7"/>
    </style:style>
    <style:style style:name="T81" style:family="text">
      <style:text-properties officeooo:rsid="0193e111"/>
    </style:style>
    <style:style style:name="T82" style:family="text">
      <style:text-properties officeooo:rsid="0195491f"/>
    </style:style>
    <style:style style:name="T83" style:family="text">
      <style:text-properties officeooo:rsid="01970372"/>
    </style:style>
    <style:style style:name="T84" style:family="text">
      <style:text-properties style:font-name="Liberation Sans" fo:font-size="18pt" officeooo:rsid="01b80673" style:font-name-asian="Noto Sans CJK SC" style:font-size-asian="18pt" style:font-name-complex="Lohit Devanagari" style:font-size-complex="18pt"/>
    </style:style>
    <style:style style:name="T85" style:family="text">
      <style:text-properties style:font-name="Liberation Sans" fo:font-size="14pt" officeooo:rsid="01c0ba9b" style:font-name-asian="Noto Sans CJK SC" style:font-size-asian="14pt" style:font-name-complex="Lohit Devanagari" style:font-size-complex="14pt"/>
    </style:style>
    <style:style style:name="T86"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87" style:family="text">
      <style:text-properties style:font-name="Liberation Sans" fo:font-size="14.1000003814697pt" fo:font-weight="bold" officeooo:rsid="01dcf2a4" style:font-name-asian="Noto Sans CJK SC" style:font-size-asian="14.1000003814697pt" style:font-weight-asian="bold" style:font-name-complex="Lohit Devanagari" style:font-size-complex="14.1000003814697pt" style:font-weight-complex="bold"/>
    </style:style>
    <style:style style:name="T88" style:family="text">
      <style:text-properties officeooo:rsid="019a3381"/>
    </style:style>
    <style:style style:name="T89" style:family="text">
      <style:text-properties officeooo:rsid="019ca913"/>
    </style:style>
    <style:style style:name="T90" style:family="text">
      <style:text-properties officeooo:rsid="019ea3b2"/>
    </style:style>
    <style:style style:name="T91" style:family="text">
      <style:text-properties officeooo:rsid="019f2710"/>
    </style:style>
    <style:style style:name="T92" style:family="text">
      <style:text-properties officeooo:rsid="019f45fb"/>
    </style:style>
    <style:style style:name="T93" style:family="text">
      <style:text-properties officeooo:rsid="01b1743f"/>
    </style:style>
    <style:style style:name="T94" style:family="text">
      <style:text-properties officeooo:rsid="004d4d99"/>
    </style:style>
    <style:style style:name="T95" style:family="text">
      <style:text-properties officeooo:rsid="01b57dfe"/>
    </style:style>
    <style:style style:name="T96" style:family="text">
      <style:text-properties officeooo:rsid="01ba5533"/>
    </style:style>
    <style:style style:name="T97" style:family="text">
      <style:text-properties officeooo:rsid="01bc60ba"/>
    </style:style>
    <style:style style:name="T98" style:family="text">
      <style:text-properties officeooo:rsid="016eabe1"/>
    </style:style>
    <style:style style:name="T99" style:family="text">
      <style:text-properties officeooo:rsid="045d4bcd"/>
    </style:style>
    <style:style style:name="T100" style:family="text">
      <style:text-properties officeooo:rsid="00269cd1"/>
    </style:style>
    <style:style style:name="T101" style:family="text">
      <style:text-properties officeooo:rsid="00378393"/>
    </style:style>
    <style:style style:name="T102" style:family="text">
      <style:text-properties officeooo:rsid="016d9064"/>
    </style:style>
    <style:style style:name="T103" style:family="text">
      <style:text-properties officeooo:rsid="01bc79ca"/>
    </style:style>
    <style:style style:name="T104"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05"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06" style:family="text">
      <style:text-properties officeooo:rsid="018d38f4"/>
    </style:style>
    <style:style style:name="T107" style:family="text">
      <style:text-properties officeooo:rsid="01c0ba9b"/>
    </style:style>
    <style:style style:name="T108" style:family="text">
      <style:text-properties officeooo:rsid="01c0e0ad"/>
    </style:style>
    <style:style style:name="T109" style:family="text">
      <style:text-properties officeooo:rsid="01c2d6d7"/>
    </style:style>
    <style:style style:name="T110" style:family="text">
      <style:text-properties officeooo:rsid="004e15df"/>
    </style:style>
    <style:style style:name="T111" style:family="text">
      <style:text-properties officeooo:rsid="01c40648"/>
    </style:style>
    <style:style style:name="T112" style:family="text">
      <style:text-properties officeooo:rsid="01c4fac2"/>
    </style:style>
    <style:style style:name="T113" style:family="text">
      <style:text-properties officeooo:rsid="01c6a25c"/>
    </style:style>
    <style:style style:name="T114" style:family="text">
      <style:text-properties officeooo:rsid="01c701f0"/>
    </style:style>
    <style:style style:name="T115" style:family="text">
      <style:text-properties officeooo:rsid="01c7191d"/>
    </style:style>
    <style:style style:name="T116" style:family="text">
      <style:text-properties officeooo:rsid="01cc7002"/>
    </style:style>
    <style:style style:name="T117" style:family="text">
      <style:text-properties officeooo:rsid="01d5e607"/>
    </style:style>
    <style:style style:name="T118" style:family="text">
      <style:text-properties officeooo:rsid="01d79c49"/>
    </style:style>
    <style:style style:name="T119" style:family="text">
      <style:text-properties officeooo:rsid="01d7f056"/>
    </style:style>
    <style:style style:name="T120" style:family="text">
      <style:text-properties officeooo:rsid="01d936e0"/>
    </style:style>
    <style:style style:name="T121" style:family="text">
      <style:text-properties officeooo:rsid="01da88cf"/>
    </style:style>
    <style:style style:name="T122" style:family="text">
      <style:text-properties officeooo:rsid="01dc093a"/>
    </style:style>
    <style:style style:name="T123" style:family="text">
      <style:text-properties officeooo:rsid="01dcf2a4"/>
    </style:style>
    <style:style style:name="T124" style:family="text">
      <style:text-properties officeooo:rsid="01de43d8"/>
    </style:style>
    <style:style style:name="T125" style:family="text">
      <style:text-properties officeooo:rsid="01e1c43c"/>
    </style:style>
    <style:style style:name="T126" style:family="text">
      <style:text-properties officeooo:rsid="01e4a0f9"/>
    </style:style>
    <style:style style:name="T127" style:family="text">
      <style:text-properties officeooo:rsid="01e5c284"/>
    </style:style>
    <style:style style:name="T128" style:family="text">
      <style:text-properties officeooo:rsid="01e8b113"/>
    </style:style>
    <style:style style:name="T129" style:family="text">
      <style:text-properties officeooo:rsid="01ebc4e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Server <text:s/>Scripts</text:p>
      <text:p text:style-name="Subtitle">Version 1.<text:span text:style-name="T84">4</text:span></text:p>
      <text:h text:style-name="P133" text:outline-level="1">Introduction</text:h>
      <text:p text:style-name="P17">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18"><text:span text:style-name="T92">In OA4MP, </text:span><text:span text:style-name="T91">scripts are embedded in token </text:span><text:span text:style-name="T97">handlers</text:span><text:span text:style-name="T91">. </text:span><text:span text:style-name="T92">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78">Format</text:span></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45">{</text:p>
      <text:p text:style-name="P45"><text:s text:c="2"/>CODE </text:p>
      <text:p text:style-name="P45"><text:s text:c="3"/>[, XMD]</text:p>
      <text:p text:style-name="P45"><text:s text:c="3"/>[, ARGS]</text:p>
      <text:p text:style-name="P50"><text:s text:c="2"/></text:p>
      <text:p text:style-name="P45">}</text:p>
      <text:p text:style-name="P45"/>
      <text:p text:style-name="P45"/>
      <text:p text:style-name="P45">CODE: </text:p>
      <text:p text:style-name="P48"><text:s text:c="2"/><text:span text:style-name="T14">(</text:span>"<text:span text:style-name="T13">load</text:span>" : <text:span text:style-name="T14">LINE) | (</text:span>"code" <text:s/>: LINE+<text:span text:style-name="T14">)</text:span></text:p>
      <text:p text:style-name="P45"/>
      <text:p text:style-name="P48">// <text:span text:style-name="T13">NOTE: </text:span>"<text:span text:style-name="T13">load</text:span>"<text:span text:style-name="T13"> implies zero or more arguments. </text:span>"<text:span text:style-name="T13">code</text:span>" <text:span text:style-name="T13">has no arguments and </text:span></text:p>
      <text:p text:style-name="P48">// <text:s text:c="6"/><text:span text:style-name="T13">any will be ignored. </text:span><text:span text:style-name="T78">It is possible to send enormous blocks of code this</text:span></text:p>
      <text:p text:style-name="P48"><text:s text:c="9"/><text:span text:style-name="T78">way, but is discouraged. Put it in a script and call that.</text:span></text:p>
      <text:p text:style-name="P48"/>
      <text:p text:style-name="P45"/>
      <text:p text:style-name="P45">// <text:span text:style-name="T4">XMD = e</text:span><text:span text:style-name="T6">X</text:span><text:span text:style-name="T10">ecution </text:span><text:span text:style-name="T6">M</text:span><text:span text:style-name="T10">eta</text:span><text:span text:style-name="T6">D</text:span><text:span text:style-name="T10">ata, how this should be loaded by the scripting engine</text:span></text:p>
      <text:p text:style-name="P45"><text:span text:style-name="T10">// <text:s text:c="6"/></text:span><text:span text:style-name="T11">This sets up the environment. Since ‘environment' is overused, we chose</text:span></text:p>
      <text:p text:style-name="P45"><text:span text:style-name="T11">// <text:s text:c="6"/></text:span><text:span text:style-name="T7">xmd</text:span><text:span text:style-name="T11"> instead.</text:span></text:p>
      <text:p text:style-name="P54"/>
      <text:p text:style-name="P45">XMD:</text:p>
      <text:p text:style-name="P45"><text:soft-page-break/><text:s text:c="2"/>"xmd":{</text:p>
      <text:p text:style-name="P55"><text:span text:style-name="T1"><text:s text:c="4"/>"</text:span><text:span text:style-name="T89">exec_</text:span><text:span text:style-name="T1">phase" : </text:span><text:span text:style-name="T21">PHASES</text:span><text:span text:style-name="T1">,</text:span></text:p>
      <text:p text:style-name="P55"><text:span text:style-name="T1"><text:s text:c="4"/>"token_type":"id" | "</text:span><text:span text:style-name="T20">access</text:span><text:span text:style-name="T1">" | "</text:span><text:span text:style-name="T20">refresh</text:span><text:span text:style-name="T1">"</text:span></text:p>
      <text:p text:style-name="P45"><text:s text:c="3"/>}</text:p>
      <text:p text:style-name="P47"/>
      <text:p text:style-name="P47"/>
      <text:p text:style-name="P46"><text:bookmark-start text:name="__DdeLink__489636_1332219333"/>ARGS: </text:p>
      <text:p text:style-name="P46"><text:s text:c="2"/>"args" : ARG | [ARG+] // <text:span text:style-name="T4">Either a single arg or an array of them</text:span></text:p>
      <text:p text:style-name="P45"><text:s/></text:p>
      <text:p text:style-name="P46">ARG: <text:s/></text:p>
      <text:p text:style-name="P46"><text:s text:c="3"/>STRING | INTEGER | DECIMAL | BOOLEAN | JSON<text:bookmark-end text:name="__DdeLink__489636_1332219333"/></text:p>
      <text:p text:style-name="P46"/>
      <text:p text:style-name="P56">PHASE:</text:p>
      <text:p text:style-name="P56"><text:s text:c="3"/><text:span text:style-name="T1">("pre" | "post") _ ("auth" | "token" | "refresh" </text:span><text:span text:style-name="T79">| "exchange" </text:span><text:span text:style-name="T96">| "user_info"</text:span><text:span text:style-name="T1">)</text:span></text:p>
      <text:p text:style-name="P56"/>
      <text:p text:style-name="P56">PHASES:</text:p>
      <text:p text:style-name="P56"><text:s text:c="3"/>PHASE | [PHASE+] // single phase or array of them. <text:span text:style-name="T57">Array means execute each.</text:span></text:p>
      <text:p text:style-name="P56"><text:s text:c="3"/></text:p>
      <text:p text:style-name="P51"/>
      <text:p text:style-name="Standard">One <text:span text:style-name="T17">leading question is this: Why have a separate load call? The reason is that many people who will want to use this are not proficient in QDL. This lets them call a script </text:span><text:span text:style-name="T78">(from a library, </text:span><text:span text:style-name="T63">e.g</text:span><text:span text:style-name="T78">.) </text:span><text:span text:style-name="T17">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78">If they know the name of the script and the inputs, they can quiddle.</text:span></text:p>
      <text:p text:style-name="Standard"/>
      <text:h text:style-name="P134" text:outline-level="1">Handlers</text:h>
      <text:p text:style-name="P26">There <text:s/>are 3 main handlers:</text:p>
      <text:list xml:id="list4038084112" text:style-name="L1">
        <text:list-item>
          <text:p text:style-name="P137">id_token</text:p>
        </text:list-item>
        <text:list-item>
          <text:p text:style-name="P137">access_token</text:p>
        </text:list-item>
        <text:list-item>
          <text:p text:style-name="P137">refresh_token</text:p>
        </text:list-item>
      </text:list>
      <text:p text:style-name="P26">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Phases</text:h>
      <text:p text:style-name="P23">A phase (denoted as <text:span text:style-name="T49">exec_phase</text:span> in the xmd block) itells OA4MP when to load the code or script and attempt to execute it. <text:s/></text:p>
      <text:p text:style-name="P25"><text:span text:style-name="T100">Scripts are executed in one of </text:span><text:span text:style-name="T99">10</text:span><text:span text:style-name="T100"> execution phases. There are pre- and post- phases for each of authorization, token, <text:s/>refresh, </text:span><text:span text:style-name="T99">exchange</text:span><text:span text:style-name="T100"> </text:span><text:span text:style-name="T99">and user_info</text:span><text:span text:style-name="T100">. <text:s/>If you specify that the phase is pre_</text:span><text:span text:style-name="T64">X </text:span><text:span text:style-name="T71">then it is run before </text:span><text:span text:style-name="T72">that endpoint is run </text:span><text:span text:style-name="T73">(and before any system-wide claim sources are processed)</text:span><text:span text:style-name="T72">, allowing you </text:span><text:soft-page-break/><text:span text:style-name="T72">to </text:span><text:span text:style-name="T65">e.g. </text:span><text:span text:style-name="T72">do some initialization</text:span><text:span text:style-name="T71">. This is typically where you set a claim source(s) </text:span><text:span text:style-name="T73">or do some type of setup</text:span><text:span text:style-name="T71">. The post_</text:span><text:span text:style-name="T64">X</text:span><text:span text:style-name="T71"> phase allows you to </text:span><text:span text:style-name="T73">do anything you need to right before the results are handed back to the user. </text:span></text:p>
      <text:p text:style-name="Heading"><text:span text:style-name="T73">L</text:span><text:span text:style-name="T68">ist of phases</text:span></text:p>
      <text:list xml:id="list600936553" text:style-name="L2">
        <text:list-item>
          <text:p text:style-name="P139">auth - authorization phase</text:p>
        </text:list-item>
        <text:list-item>
          <text:p text:style-name="P139">token - first token exchange, when the grant is presented and an access and refresh token are gotten.</text:p>
        </text:list-item>
        <text:list-item>
          <text:p text:style-name="P138"><text:span text:style-name="T116">refresh - token refresh, i.e., for grant type “</text:span>refresh_token”</text:p>
        </text:list-item>
        <text:list-item>
          <text:p text:style-name="P139">exchange - for exchanges as per RFC 8693</text:p>
        </text:list-item>
        <text:list-item>
          <text:p text:style-name="P139">user_info - for queries to the user info endpoint.</text:p>
        </text:list-item>
        <text:list-item>
          <text:p text:style-name="P139">all - all of the above</text:p>
        </text:list-item>
      </text:list>
      <text:p text:style-name="P31">These are prepended with either <text:span text:style-name="T5">pre_ </text:span><text:span text:style-name="T9">or </text:span><text:span text:style-name="T5">post_ </text:span><text:span text:style-name="T9">(e.g., “pre_auth”, “post_all”) to denote if they are invoked before system processing or after system processing of that phase. </text:span><text:span text:style-name="T12">If you use the unqualified </text:span><text:span text:style-name="T8">all </text:span><text:span text:style-name="T12">phase, then the script will be run every time.</text:span></text:p>
      <text:p text:style-name="P24">Certain claims can only be gotten at certain times. For instance, claims that rely on the http headers from the identi<text:span text:style-name="T101">t</text:span>y provider are only availab<text:span text:style-name="T101">l</text:span>e during the authorization phase<text:span text:style-name="T101">s</text:span>, so these claims are gotten and stored. These can never be re-gotten until the user log<text:span text:style-name="T102">s</text:span> in again. </text:p>
      <text:p text:style-name="P23"><text:span text:style-name="T98">Usually the requirements for the exch</text:span><text:span text:style-name="T99">a</text:span><text:span text:style-name="T98">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State</text:h>
      <text:p text:style-name="P23">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Where does the QDL script go?</text:h>
      <text:p text:style-name="P33">There are two places</text:p>
      <text:p text:style-name="P33">1. Inside a handler. This means that it is only invoked for that handler in the specified phase(s).</text:p>
      <text:p text:style-name="P33">2. At the top-most level. This means that for each handler, the script will be run in the given phases. In this case, no phases specified means to run at every phase. This is typically for a driver script, where all the logic is off-loaded to QDL</text:p>
      <text:h text:style-name="Heading_20_2" text:outline-level="2"><text:soft-page-break/>Examples</text:h>
      <text:h text:style-name="Heading_20_3" text:outline-level="3">Running code directly</text:h>
      <text:p text:style-name="P128">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6">This will assert a single claim of foo.</text:p>
      <text:p text:style-name="P129"><text:span text:style-name="T15">Running </text:span><text:span text:style-name="T88">multiple</text:span><text:span text:style-name="T15"> line</text:span><text:span text:style-name="T88">s</text:span><text:span text:style-name="T15"> of code. </text:span></text:p>
      <text:p text:style-name="P64"><text:bookmark-start text:name="__DdeLink__16748_2011254424"/><text:bookmark-start text:name="__DdeLink__288_38057158371"/><text:span text:style-name="T2">{"qdl":{"code":</text:span><text:span text:style-name="T88">[</text:span></text:p>
      <text:p text:style-name="P64"><text:span text:style-name="T2"><text:s text:c="11"/>"</text:span><text:span text:style-name="T24">x:=to_uri(claims.uid).path</text:span><text:span text:style-name="T2">;",</text:span></text:p>
      <text:p text:style-name="P64"><text:span text:style-name="T2"><text:s text:c="11"/>"</text:span><text:span text:style-name="T88">claims.my_id:=x-'/server'-'/users/';</text:span><text:span text:style-name="T2">"</text:span></text:p>
      <text:p text:style-name="P64"><text:span text:style-name="T88"><text:s text:c="9"/>]</text:span><text:span text:style-name="T2">,</text:span></text:p>
      <text:p text:style-name="P64"><text:span text:style-name="T2"><text:s text:c="8"/>"xmd":{"</text:span><text:span text:style-name="T89">exec_</text:span><text:span text:style-name="T2">phase":"</text:span><text:span text:style-name="T24">pre</text:span><text:span text:style-name="T2">_</text:span><text:span text:style-name="T23">token</text:span><text:span text:style-name="T2">"}}}</text:span><text:bookmark-end text:name="__DdeLink__16748_2011254424"/><text:bookmark-end text:name="__DdeLink__288_38057158371"/></text:p>
      <text:p text:style-name="Text_20_body"/>
      <text:p text:style-name="P15"><text:span text:style-name="T90">(This must be in a tokens configuration as part of, </text:span><text:span text:style-name="T62">e.g.</text:span><text:span text:style-name="T70">, an identity token.) </text:span><text:span text:style-name="T68">This</text:span> takes a claims.uid (like <text:span text:style-name="T49">'http://cilogon.org/serverA/users/12345'</text:span>) parses it and asserts a new claim, <text:span text:style-name="T49">my_id </text:span><text:span text:style-name="T50">==</text:span><text:span text:style-name="T49"> 'A12345'</text:span>.</text:p>
      <text:h text:style-name="Heading_20_3" text:outline-level="3">Running scripts</text:h>
      <text:p text:style-name="P129">Loading <text:span text:style-name="T15">a simple script </text:span><text:span text:style-name="T85">that has</text:span><text:span text:style-name="T15"> no arguments </text:span></text:p>
      <text:p text:style-name="P66"><text:bookmark-start text:name="__DdeLink__286_3805715837"/>{"<text:span text:style-name="T2">qdl":{"load":"x.qdl", "xmd":{"</text:span><text:span text:style-name="T89">exec_</text:span><text:span text:style-name="T2">phase":"</text:span><text:span text:style-name="T24">pre</text:span><text:span text:style-name="T2">_</text:span><text:span text:style-name="T23">token</text:span><text:span text:style-name="T2">"}}}</text:span><text:bookmark-end text:name="__DdeLink__286_3805715837"/></text:p>
      <text:p text:style-name="Standard">Note that if there were arguments, they would be included in the arg_list. <text:span text:style-name="T107">While arguments to the script are optional (at least as far as the handler goes), some execution phase is always required so the handler knows when to run it. If you omit the execution phase, your code will never run.</text:span></text:p>
      <text:p text:style-name="P127">Loading a script and passing it a list of arguments.</text:p>
      <text:p text:style-name="P49"/>
      <text:p text:style-name="P49">{"qdl":</text:p>
      <text:p text:style-name="P49"><text:s text:c="3"/>{</text:p>
      <text:p text:style-name="P49"><text:s text:c="5"/>"load":"y.qdl",</text:p>
      <text:p text:style-name="P49"><text:s text:c="5"/>"xmd":{"exec_phase":"pre_auth","token_type":"access"},</text:p>
      <text:p text:style-name="P49"><text:s text:c="5"/>"args":[4,true,{"server":"localhost","port":443}]</text:p>
      <text:p text:style-name="P49"><text:s text:c="3"/>}</text:p>
      <text:p text:style-name="P49">}<text:bookmark-start text:name="__DdeLink__290_3805715837"/></text:p>
      <text:p text:style-name="P49"><text:bookmark-end text:name="__DdeLink__290_3805715837"/></text:p>
      <text:p text:style-name="P2">This would create a<text:span text:style-name="T16">nd run</text:span> script like <text:span text:style-name="T18">(spaces added)</text:span></text:p>
      <text:p text:style-name="P53"><text:soft-page-break/>script_load(‘y.qdl',</text:p>
      <text:p text:style-name="P53"><text:span text:style-name="T13"><text:s text:c="5"/>4,true,from_json(‘{"server":"localhost","port":443"}'</text:span>)</text:p>
      <text:p text:style-name="P53"><text:span text:style-name="T18"><text:s text:c="3"/>)</text:span>;</text:p>
      <text:p text:style-name="P27"/>
      <text:p text:style-name="P27">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20">access</text:span>"},</text:p>
      <text:p text:style-name="Preformatted_20_Text"><text:s text:c="2"/>"args": {"port": 9443,"verbose": true,"x0": -47.5,"ssl":[3.5,true]},</text:p>
      <text:p text:style-name="P52"><text:s/>}</text:p>
      <text:p text:style-name="P52">}</text:p>
      <text:p text:style-name="Standard"/>
      <text:p text:style-name="P84">In this case, a script is loaded and a single argument is passed. This is converted to </text:p>
      <text:p text:style-name="P84"/>
      <text:p text:style-name="P52">script_load('y.qdl', </text:p>
      <text:p text:style-name="P52"><text:s text:c="3"/>from_json('{"port":9443,"verbose":true,"x0":-47.5,"ssl":[3.5,true]}'<text:span text:style-name="T18">)</text:span></text:p>
      <text:p text:style-name="P52"><text:s text:c="2"/>); <text:s/></text:p>
      <text:h text:style-name="P135" text:outline-level="2">Loading multiple scripts for a handler</text:h>
      <text:p text:style-name="P20"><text:span text:style-name="T95">The handler identifies what sort of state you want exposed to the QDL scripts. </text:span><text:span text:style-name="T108">Again (because it is important)</text:span><text:span text:style-name="T95">,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65">{"tokens":<text:line-break/> {"access": {<text:line-break/> "lifetime": 1200000,<text:line-break/> "type": "scitoken"<text:line-break/> "qdl": <text:s/>[<text:line-break/> {"load": "ga4gh/ga4gh.qdl","xmd": {"exec_phase": ["post_user_info"]}},<text:line-break/> {"load": "ga4gh/at.qdl","xmd": </text:p>
      <text:p text:style-name="P65"><text:s text:c="4"/>{"exec_phase":["post_token","post_refresh","post_exchange"]}}<text:line-break/> ]<text:line-break/>}}}}</text:p>
      <text:p text:style-name="P88"/>
      <text:p text:style-name="P89"><text:span text:style-name="T95">In this case, two scripts are run by the handler. The first is </text:span><text:span text:style-name="T40">at.qdl</text:span><text:span text:style-name="T95"> for setting up access tokens, and the second, </text:span><text:span text:style-name="T39">ga4gh</text:span><text:span text:style-name="T40">.qdl</text:span><text:span text:style-name="T54">,</text:span><text:span text:style-name="T40"> </text:span><text:span text:style-name="T95">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29">at might mean you should have a driver script that calls them. There is a</text:span><text:span text:style-name="T95"> strong suggestion that the phases be disjoint.</text:span></text:p>
      <text:h text:style-name="Heading_20_1" text:outline-level="1"><text:soft-page-break/>Accessing information in the runtime.</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348477369936">
          <table:table-cell table:style-name="Table1.A1" office:value-type="string">
            <text:p text:style-name="P98">Variable</text:p>
          </table:table-cell>
          <table:table-cell table:style-name="Table1.A1" office:value-type="string">
            <text:p text:style-name="P99">U</text:p>
          </table:table-cell>
          <table:table-cell table:style-name="Table1.A1" office:value-type="string">
            <text:p text:style-name="P98">Component</text:p>
          </table:table-cell>
          <table:table-cell table:style-name="Table1.A1" office:value-type="string">
            <text:p text:style-name="P98">Description</text:p>
          </table:table-cell>
          <table:table-cell table:style-name="Table1.E1" office:value-type="string">
            <text:p text:style-name="P98">Comment</text:p>
          </table:table-cell>
        </table:table-row>
        <table:table-row table:style-name="TableLine94348469792336">
          <table:table-cell table:style-name="Table1.A2" office:value-type="string">
            <text:p text:style-name="P58">flow_states.</text:p>
          </table:table-cell>
          <table:table-cell table:style-name="Table1.A2" office:value-type="string">
            <text:p text:style-name="P57">+</text:p>
          </table:table-cell>
          <table:table-cell table:style-name="Table1.A2" office:value-type="string">
            <text:p text:style-name="P98">all</text:p>
          </table:table-cell>
          <table:table-cell table:style-name="Table1.A2" office:value-type="string">
            <text:p text:style-name="P97">Flow states</text:p>
          </table:table-cell>
          <table:table-cell table:style-name="Table1.E2" office:value-type="string">
            <text:p text:style-name="P97">The various states that control execution. Generally you only need to use these if you need to change the control flow, typically, there is an access violation and you terminate the request.</text:p>
          </table:table-cell>
        </table:table-row>
        <table:table-row table:style-name="TableLine94348488051120">
          <table:table-cell table:style-name="Table1.A2" office:value-type="string">
            <text:p text:style-name="P58">claims.</text:p>
          </table:table-cell>
          <table:table-cell table:style-name="Table1.A2" office:value-type="string">
            <text:p text:style-name="P57">+</text:p>
          </table:table-cell>
          <table:table-cell table:style-name="Table1.A2" office:value-type="string">
            <text:p text:style-name="P98">id token</text:p>
          </table:table-cell>
          <table:table-cell table:style-name="Table1.A2" office:value-type="string">
            <text:p text:style-name="P97">claims</text:p>
          </table:table-cell>
          <table:table-cell table:style-name="Table1.E2" office:value-type="string">
            <text:p text:style-name="P106">The current set of user claims that will be used to create the ID token.</text:p>
          </table:table-cell>
        </table:table-row>
        <table:table-row table:style-name="TableLine94348468502240">
          <table:table-cell table:style-name="Table1.A2" office:value-type="string">
            <text:p text:style-name="P58">access_token.</text:p>
          </table:table-cell>
          <table:table-cell table:style-name="Table1.A2" office:value-type="string">
            <text:p text:style-name="P57">+</text:p>
          </table:table-cell>
          <table:table-cell table:style-name="Table1.A2" office:value-type="string">
            <text:p text:style-name="P98">access token</text:p>
          </table:table-cell>
          <table:table-cell table:style-name="Table1.A2" office:value-type="string">
            <text:p text:style-name="P97">claims</text:p>
          </table:table-cell>
          <table:table-cell table:style-name="Table1.E2" office:value-type="string">
            <text:p text:style-name="P106">The current set of claims used to create the access token (if that token requires them).</text:p>
          </table:table-cell>
        </table:table-row>
        <table:table-row table:style-name="TableLine94348482919424">
          <table:table-cell table:style-name="Table1.A2" office:value-type="string">
            <text:p text:style-name="P58">scopes.</text:p>
          </table:table-cell>
          <table:table-cell table:style-name="Table1.A2" office:value-type="string">
            <text:p text:style-name="P58">-</text:p>
          </table:table-cell>
          <table:table-cell table:style-name="Table1.A2" office:value-type="string">
            <text:p text:style-name="P104">all</text:p>
          </table:table-cell>
          <table:table-cell table:style-name="Table1.A2" office:value-type="string">
            <text:p text:style-name="P97">requested scopes</text:p>
          </table:table-cell>
          <table:table-cell table:style-name="Table1.E2" office:value-type="string">
            <text:p text:style-name="P97">The scopes in the initial request. This may include scopes for access tokens too since the spec. allows this to be drastically overloaded. Setting this is ignored – <text:span text:style-name="T78">you cannot change the scopes the user requested (though you sure can ignore them)</text:span>.</text:p>
          </table:table-cell>
        </table:table-row>
        <table:table-row table:style-name="TableLine94348479911264">
          <table:table-cell table:style-name="Table1.A2" office:value-type="string">
            <text:p text:style-name="P58">xas.</text:p>
          </table:table-cell>
          <table:table-cell table:style-name="Table1.A2" office:value-type="string">
            <text:p text:style-name="P58">-</text:p>
          </table:table-cell>
          <table:table-cell table:style-name="Table1.A2" office:value-type="string">
            <text:p text:style-name="P98">all</text:p>
          </table:table-cell>
          <table:table-cell table:style-name="Table1.A2" office:value-type="string">
            <text:p text:style-name="P97">extended attributes</text:p>
          </table:table-cell>
          <table:table-cell table:style-name="Table1.E2" office:value-type="string">
            <text:p text:style-name="P107"><text:span text:style-name="T55">Extra attributes (</text:span><text:span text:style-name="T78">namespace</text:span><text:span text:style-name="T55"> qualified) that may be sent by a client. </text:span></text:p>
          </table:table-cell>
        </table:table-row>
        <table:table-row table:style-name="TableLine94348481546672">
          <table:table-cell table:style-name="Table1.A2" office:value-type="string">
            <text:p text:style-name="P58">audience.</text:p>
          </table:table-cell>
          <table:table-cell table:style-name="Table1.A2" office:value-type="string">
            <text:p text:style-name="P58">-</text:p>
          </table:table-cell>
          <table:table-cell table:style-name="Table1.A2" office:value-type="string">
            <text:p text:style-name="P98">id token</text:p>
          </table:table-cell>
          <table:table-cell table:style-name="Table1.A2" office:value-type="string">
            <text:p text:style-name="P97">requested audience</text:p>
          </table:table-cell>
          <table:table-cell table:style-name="Table1.E2" office:value-type="string">
            <text:p text:style-name="P97">Requested audiences in the initial request. This may impact multiple tokens, such as the id token and the access token. Again, the spec. allows this to be overloaded.</text:p>
          </table:table-cell>
        </table:table-row>
        <table:table-row table:style-name="TableLine94348479823280">
          <table:table-cell table:style-name="Table1.A2" office:value-type="string">
            <text:p text:style-name="P58">refresh_token.</text:p>
          </table:table-cell>
          <table:table-cell table:style-name="Table1.A2" office:value-type="string">
            <text:p text:style-name="P57">+</text:p>
          </table:table-cell>
          <table:table-cell table:style-name="Table1.A2" office:value-type="string">
            <text:p text:style-name="P98">refresh token</text:p>
          </table:table-cell>
          <table:table-cell table:style-name="Table1.A2" office:value-type="string">
            <text:p text:style-name="P97">claims </text:p>
          </table:table-cell>
          <table:table-cell table:style-name="Table1.E2" office:value-type="string">
            <text:p text:style-name="P106">Claims used to create the refresh token, if supported.</text:p>
          </table:table-cell>
        </table:table-row>
        <table:table-row table:style-name="TableLine94348375555152">
          <table:table-cell table:style-name="Table1.A2" office:value-type="string">
            <text:p text:style-name="P58">claims_sources.</text:p>
          </table:table-cell>
          <table:table-cell table:style-name="Table1.A2" office:value-type="string">
            <text:p text:style-name="P57">+</text:p>
          </table:table-cell>
          <table:table-cell table:style-name="Table1.A2" office:value-type="string">
            <text:p text:style-name="P98">id token</text:p>
          </table:table-cell>
          <table:table-cell table:style-name="Table1.A2" office:value-type="string">
            <text:p text:style-name="P97">list of claim sources for id token</text:p>
          </table:table-cell>
          <table:table-cell table:style-name="Table1.E2" office:value-type="string">
            <text:p text:style-name="P97">A list of claim sources that will be processed in order. If you add one, be sure it is in the right place if needed. You may add/remove as needed.</text:p>
          </table:table-cell>
        </table:table-row>
        <table:table-row table:style-name="TableLine94348482561024">
          <table:table-cell table:style-name="Table1.A2" office:value-type="string">
            <text:p text:style-name="P62">exec_phase</text:p>
          </table:table-cell>
          <table:table-cell table:style-name="Table1.A2" office:value-type="string">
            <text:p text:style-name="P57">-</text:p>
          </table:table-cell>
          <table:table-cell table:style-name="Table1.A2" office:value-type="string">
            <text:p text:style-name="P101">all</text:p>
          </table:table-cell>
          <table:table-cell table:style-name="Table1.A2" office:value-type="string">
            <text:p text:style-name="P100">current phase</text:p>
          </table:table-cell>
          <table:table-cell table:style-name="Table1.E2" office:value-type="string">
            <text:p text:style-name="P100">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4348482937184">
          <table:table-cell table:style-name="Table1.A2" office:value-type="string">
            <text:p text:style-name="P59">sys_err.</text:p>
          </table:table-cell>
          <table:table-cell table:style-name="Table1.A2" office:value-type="string">
            <text:p text:style-name="P59">+</text:p>
          </table:table-cell>
          <table:table-cell table:style-name="Table1.A2" office:value-type="string">
            <text:p text:style-name="P103">all</text:p>
          </table:table-cell>
          <table:table-cell table:style-name="Table1.A2" office:value-type="string">
            <text:p text:style-name="P102">Errors</text:p>
          </table:table-cell>
          <table:table-cell table:style-name="Table1.E2" office:value-type="string">
            <text:p text:style-name="P102">This is a stem you set in order to have the runtime engine generate an exception outside QDL. See below, Errors</text:p>
          </table:table-cell>
        </table:table-row>
        <table:table-row table:style-name="TableLine94348484615168">
          <table:table-cell table:style-name="Table1.A2" office:value-type="string">
            <text:p text:style-name="P63">tx_scopes.</text:p>
          </table:table-cell>
          <table:table-cell table:style-name="Table1.A2" office:value-type="string">
            <text:p text:style-name="P63">-</text:p>
          </table:table-cell>
          <table:table-cell table:style-name="Table1.A2" office:value-type="string">
            <text:p text:style-name="P108">refresh, access token</text:p>
          </table:table-cell>
          <table:table-cell table:style-name="Table1.A2" office:value-type="string">
            <text:p text:style-name="P109">TX scopes</text:p>
          </table:table-cell>
          <table:table-cell table:style-name="Table1.E2" office:value-type="string">
            <text:p text:style-name="P110">requested scopes for TX</text:p>
          </table:table-cell>
        </table:table-row>
        <table:table-row table:style-name="TableLine94348433580416">
          <table:table-cell table:style-name="Table1.A2" office:value-type="string">
            <text:p text:style-name="P63">tx_audience.</text:p>
          </table:table-cell>
          <table:table-cell table:style-name="Table1.A2" office:value-type="string">
            <text:p text:style-name="P63">-</text:p>
          </table:table-cell>
          <table:table-cell table:style-name="Table1.A2" office:value-type="string">
            <text:p text:style-name="P103">"</text:p>
          </table:table-cell>
          <table:table-cell table:style-name="Table1.A2" office:value-type="string">
            <text:p text:style-name="P109">TX audience</text:p>
          </table:table-cell>
          <table:table-cell table:style-name="Table1.E2" office:value-type="string">
            <text:p text:style-name="P110">requested audience for TX. These are strings that identify the service using the <text:soft-page-break/>token.</text:p>
          </table:table-cell>
        </table:table-row>
        <table:table-row table:style-name="TableLine94348487772512">
          <table:table-cell table:style-name="Table1.A2" office:value-type="string">
            <text:p text:style-name="P63">tx_resource.</text:p>
          </table:table-cell>
          <table:table-cell table:style-name="Table1.A2" office:value-type="string">
            <text:p text:style-name="P63">-</text:p>
          </table:table-cell>
          <table:table-cell table:style-name="Table1.A2" office:value-type="string">
            <text:p text:style-name="P103">"</text:p>
          </table:table-cell>
          <table:table-cell table:style-name="Table1.A2" office:value-type="string">
            <text:p text:style-name="P109">TX resources</text:p>
          </table:table-cell>
          <table:table-cell table:style-name="Table1.E2" office:value-type="string">
            <text:p text:style-name="P110">requested resources for TX. Similar to audience but these are URIs.</text:p>
          </table:table-cell>
        </table:table-row>
      </table:table>
      <text:p text:style-name="P3"/>
      <text:p text:style-name="P13">U = updateable. + = y, - = no. If it is not updateable, then any changes to the values are ignored by the system.</text:p>
      <text:p text:style-name="P14"><text:span text:style-name="T80">TX = Token Exchange (RFC 8693). These are sent in the request. They may or may not be sent and in that case, </text:span><text:span text:style-name="T81">but they always </text:span><text:span text:style-name="T80">exist </text:span><text:span text:style-name="T82">inside QDL </text:span><text:span text:style-name="T83">during the </text:span><text:span text:style-name="T38">pre_exchange</text:span><text:span text:style-name="T83"> and </text:span><text:span text:style-name="T38">post_exchange</text:span><text:span text:style-name="T83"> phases (not at other times, since they come from the request itself)</text:span><text:span text:style-name="T80">. </text:span><text:span text:style-name="T81">You can check with a call to</text:span><text:span text:style-name="T36"> </text:span><text:span text:style-name="T37">size</text:span><text:span text:style-name="T36">(</text:span><text:span text:style-name="T34">var</text:span><text:span text:style-name="T36">)</text:span><text:span text:style-name="T80"> </text:span><text:span text:style-name="T81">and if it is zero, nothing was requested</text:span><text:span text:style-name="T80">.</text:span></text:p>
      <text:p text:style-name="P3"><text:span text:style-name="T78">C</text:span><text:span text:style-name="T55">laims objects are </text:span><text:span text:style-name="T78">always </text:span><text:span text:style-name="T55">directly serialized into the token for the JWT. </text:span><text:span text:style-name="T56">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55"><text:line-break/></text:span></text:p>
      <text:p text:style-name="P22">Also, the current set of signing keys are injected into the JWT utilities and available there, <text:s/>so issuing a <text:span text:style-name="T35">create_jwt(arg.)</text:span> will just create a correctly signed JWT. </text:p>
      <text:h text:style-name="Heading_20_2" text:outline-level="2">Errors</text:h>
      <text:p text:style-name="P35"><text:span text:style-name="T94">If there is an error inside a script, how can this get propagated to the runtime engine </text:span><text:span text:style-name="T126">so that it may be handled by another component</text:span><text:span text:style-name="T94">? </text:span><text:span text:style-name="T126">For instance, if running a QDL script inside an OAuth 2 server, OAuth 2 has its own error handling specification that needs to be followed. What follows is how to configure error handling for use outside of QDL. <text:s/>I</text:span><text:span text:style-name="T94">n </text:span><text:span text:style-name="T126">a <text:s/>QDL</text:span><text:span text:style-name="T94">, you set the </text:span></text:p>
      <text:p text:style-name="P19">sys_err.</text:p>
      <text:p text:style-name="P43"><text:span text:style-name="T94">stem. </text:span><text:span text:style-name="T123">rather than the standard </text:span><text:span text:style-name="T47">raise_error()</text:span>, <text:span text:style-name="T123">since that tells the runtime engine to hand it </text:span><text:span text:style-name="T126">off</text:span><text:span text:style-name="T123"> and allows for different propagation outside of QDL, rather than dispatching it internally. </text:span><text:span text:style-name="T94">If absent </text:span><text:span text:style-name="T126">or </text:span><text:span text:style-name="T46">ok</text:span><text:span text:style-name="T126"> is </text:span><text:span text:style-name="T48">true</text:span><text:span text:style-name="T94">, then no error has occurred. </text:span><text:span text:style-name="T127">Y</text:span><text:span text:style-name="T117">ou </text:span><text:span text:style-name="T127">can</text:span><text:span text:style-name="T117">construct </text:span><text:span text:style-name="T122">three </text:span><text:span text:style-name="T117">distinct types of exception, <text:s/>standard </text:span><text:span text:style-name="T123">QDL</text:span><text:span text:style-name="T122"> exceptions, </text:span><text:span text:style-name="T117">OAuth 2 exception</text:span><text:span text:style-name="T122">s</text:span><text:span text:style-name="T117"> and <text:s/>CILogon DB service exception</text:span><text:span text:style-name="T122">s</text:span><text:span text:style-name="T117">. </text:span></text:p>
      <text:h text:style-name="P136" text:outline-level="3"><text:span text:style-name="T122">Standard </text:span><text:span text:style-name="T87">QDL</text:span><text:span text:style-name="T122"> Exception</text:span></text:h>
      <text:p text:style-name="Text_20_body"><text:span text:style-name="T117"><text:s/></text:span><text:span text:style-name="T122">These are used for throwing exceptions inside of QDL </text:span><text:span text:style-name="T123">scripts </text:span><text:span text:style-name="T122">that are propagated outside. <text:s/>They simply require a message</text:span></text:p>
      <table:table table:name="Table3" table:style-name="Table3">
        <table:table-column table:style-name="Table3.A"/>
        <table:table-column table:style-name="Table3.B"/>
        <table:table-column table:style-name="Table3.C"/>
        <table:table-row table:style-name="TableLine94348481818368">
          <table:table-cell table:style-name="Table3.A1" office:value-type="string">
            <text:p text:style-name="P113"><text:span text:style-name="T121">QDL </text:span>Key</text:p>
          </table:table-cell>
          <table:table-cell table:style-name="Table3.A1" office:value-type="string">
            <text:p text:style-name="P113">OAuth </text:p>
          </table:table-cell>
          <table:table-cell table:style-name="Table3.C1" office:value-type="string">
            <text:p text:style-name="P115">Description</text:p>
          </table:table-cell>
        </table:table-row>
        <table:table-row table:style-name="TableLine94348469153200">
          <table:table-cell table:style-name="Table3.A2" office:value-type="string">
            <text:p text:style-name="P140">ok</text:p>
          </table:table-cell>
          <table:table-cell table:style-name="Table3.A2" office:value-type="string">
            <text:p text:style-name="P120">--</text:p>
          </table:table-cell>
          <table:table-cell table:style-name="Table3.C2" office:value-type="string">
            <text:p text:style-name="P125"><text:s/><text:span text:style-name="T117">Must be </text:span><text:span text:style-name="T42">false</text:span><text:span text:style-name="T117"> <text:s/>to trigger error handling</text:span></text:p>
          </table:table-cell>
        </table:table-row>
        <table:table-row table:style-name="TableLine94348487994368">
          <table:table-cell table:style-name="Table3.A2" office:value-type="string">
            <text:p text:style-name="P140">message</text:p>
          </table:table-cell>
          <table:table-cell table:style-name="Table3.A2" office:value-type="string">
            <text:p text:style-name="P117">description</text:p>
          </table:table-cell>
          <table:table-cell table:style-name="Table3.C2" office:value-type="string">
            <text:p text:style-name="P122">Human readable description</text:p>
          </table:table-cell>
        </table:table-row>
      </table:table>
      <text:p text:style-name="Text_20_body"/>
      <text:p text:style-name="P42"><text:soft-page-break/>E.g.</text:p>
      <text:p text:style-name="Preformatted_20_Text">if[<text:line-break/> script_args() != 2<text:line-break/> ]then[<text:line-break/> sys_err.ok := false;<text:line-break/> sys_err.message := 'Sorry, but you must supply both a username (principal) and password.';<text:line-break/> return();<text:line-break/> ];</text:p>
      <text:p text:style-name="Text_20_body"/>
      <text:p text:style-name="Text_20_body"><text:span text:style-name="T123">Note if you use </text:span><text:span text:style-name="T47">raise_error </text:span><text:span text:style-name="T123">this won’t be picked up by the runtime engine, but will be treated like any other QDL exception. </text:span><text:span text:style-name="T124">E</text:span><text:span text:style-name="T123">ventually the script will bomb, but you won’t have much control over that.</text:span></text:p>
      <text:p text:style-name="P42">In this case, a standard QDL exception internally will be raised with the give message which will be propagated up the stack. <text:s/></text:p>
      <text:p text:style-name="P42">There are extensions available which are handled by the runtime engine differently.</text:p>
      <text:h text:style-name="P136" text:outline-level="3"><text:span text:style-name="T117">OAuth 2 </text:span><text:span text:style-name="T86">extension</text:span></text:h>
      <table:table table:name="Table4" table:style-name="Table4">
        <table:table-column table:style-name="Table4.A"/>
        <table:table-column table:style-name="Table4.B"/>
        <table:table-column table:style-name="Table4.C"/>
        <table:table-row table:style-name="TableLine94348386152128">
          <table:table-cell table:style-name="Table4.A1" office:value-type="string">
            <text:p text:style-name="P112"><text:span text:style-name="T121">QDL </text:span>Key</text:p>
          </table:table-cell>
          <table:table-cell table:style-name="Table4.A1" office:value-type="string">
            <text:p text:style-name="P112">OAuth </text:p>
          </table:table-cell>
          <table:table-cell table:style-name="Table4.C1" office:value-type="string">
            <text:p text:style-name="P111">Description</text:p>
          </table:table-cell>
        </table:table-row>
        <table:table-row table:style-name="TableLine94348477221824">
          <table:table-cell table:style-name="Table4.A2" office:value-type="string">
            <text:p text:style-name="P141">ok</text:p>
          </table:table-cell>
          <table:table-cell table:style-name="Table4.A2" office:value-type="string">
            <text:p text:style-name="P118">--</text:p>
          </table:table-cell>
          <table:table-cell table:style-name="Table4.C2" office:value-type="string">
            <text:p text:style-name="P124"><text:s/><text:span text:style-name="T117">Must be </text:span><text:span text:style-name="T42">false</text:span><text:span text:style-name="T117"> <text:s/>to trigger error handling</text:span></text:p>
          </table:table-cell>
        </table:table-row>
        <table:table-row table:style-name="TableLine94348474125312">
          <table:table-cell table:style-name="Table4.A2" office:value-type="string">
            <text:p text:style-name="P141">message</text:p>
          </table:table-cell>
          <table:table-cell table:style-name="Table4.A2" office:value-type="string">
            <text:p text:style-name="P116">description</text:p>
          </table:table-cell>
          <table:table-cell table:style-name="Table4.C2" office:value-type="string">
            <text:p text:style-name="P121">Human readable description</text:p>
          </table:table-cell>
        </table:table-row>
        <table:table-row table:style-name="TableLine94348489646592">
          <table:table-cell table:style-name="Table4.A2" office:value-type="string">
            <text:p text:style-name="P38"><text:span text:style-name="T44">error_</text:span><text:span text:style-name="T45">t</text:span><text:span text:style-name="T44">ype</text:span></text:p>
          </table:table-cell>
          <table:table-cell table:style-name="Table4.A2" office:value-type="string">
            <text:p text:style-name="P116">error</text:p>
          </table:table-cell>
          <table:table-cell table:style-name="Table4.C2" office:value-type="string">
            <text:p text:style-name="P121">OAuth 2 specific error type.</text:p>
          </table:table-cell>
        </table:table-row>
        <table:table-row table:style-name="TableLine94348489422336">
          <table:table-cell table:style-name="Table4.A2" office:value-type="string">
            <text:p text:style-name="P142">status</text:p>
          </table:table-cell>
          <table:table-cell table:style-name="Table4.A2" office:value-type="string">
            <text:p text:style-name="P119"><text:span text:style-name="T120">(</text:span><text:span text:style-name="T117">HTTP status</text:span><text:span text:style-name="T120">)</text:span></text:p>
          </table:table-cell>
          <table:table-cell table:style-name="Table4.C2" office:value-type="string">
            <text:p text:style-name="P121"><text:span text:style-name="T121">(Optional) </text:span>The HTTP status set in the response.</text:p>
          </table:table-cell>
        </table:table-row>
        <table:table-row table:style-name="TableLine94348489455616">
          <table:table-cell table:style-name="Table4.A2" office:value-type="string">
            <text:p text:style-name="P144">error_uri</text:p>
          </table:table-cell>
          <table:table-cell table:style-name="Table4.A2" office:value-type="string">
            <text:p text:style-name="P116">error_uri</text:p>
          </table:table-cell>
          <table:table-cell table:style-name="Table4.C2" office:value-type="string">
            <text:p text:style-name="P121">(Optional) OAuth 2 error_uri</text:p>
          </table:table-cell>
        </table:table-row>
      </table:table>
      <text:p text:style-name="P35"/>
      <text:p text:style-name="P40">If the HTTP status is not set, the specification says to default to 401.</text:p>
      <text:p text:style-name="P36">E.g. <text:span text:style-name="T118">Construct a error in QDL in the case that there is an unauthorized client.</text:span></text:p>
      <text:p text:style-name="P81"><text:span text:style-name="T117"><text:s text:c="5"/>sys_err.ok := </text:span><text:span text:style-name="T28">false</text:span><text:span text:style-name="T117">; // </text:span><text:span text:style-name="T121">not ok, there is an issue</text:span></text:p>
      <text:p text:style-name="P75"><text:s/>sys_err.status := 401;</text:p>
      <text:p text:style-name="P76"><text:span text:style-name="T117"><text:s text:c="2"/>sys_err.error := '</text:span>unauthorized_client'; // <text:span text:style-name="T121">authorizing the client failed</text:span></text:p>
      <text:p text:style-name="P76"><text:span text:style-name="T118">sys_err.message := '</text:span>unknown client'; // <text:span text:style-name="T121">it failed </text:span><text:span text:style-name="T28">because of an unregistered </text:span><text:span text:style-name="T121">client</text:span></text:p>
      <text:p text:style-name="P94"/>
      <text:p text:style-name="P93">This results in an OAuth error <text:span text:style-name="T119">(to the client’s callback uri) </text:span>with HTTP status 401 and body</text:p>
      <text:p text:style-name="P77">{</text:p>
      <text:p text:style-name="P77"><text:s text:c="2"/>"error": "unauthorized_client",</text:p>
      <text:p text:style-name="P77"><text:s text:c="2"/>"description" : "unknown client"</text:p>
      <text:p text:style-name="P82">}</text:p>
      <text:p text:style-name="Table_20_Contents"/>
      <text:p text:style-name="Table_20_Contents"><text:span text:style-name="T122">Optionally, the </text:span><text:span text:style-name="T41">error_uri </text:span><text:span text:style-name="T122">could have been set and that would have been returned as well, as per the specification. </text:span><text:span text:style-name="T127">(Note, the QDL runtime may add other information, such as </text:span><text:span text:style-name="T43">state</text:span><text:span text:style-name="T127"> to this, the point is that creating sys_err. in QDL allows the OAuth error handler to take the appropriate action.)</text:span></text:p>
      <text:p text:style-name="Table_20_Contents"/>
      <text:p text:style-name="P41"><text:span text:style-name="T74">E.</text:span><text:span text:style-name="T68">g. Checking for scopes. In this case, a scope is missing that is critical for operation. This throws a standard OAuth 2 error.</text:span></text:p>
      <text:p text:style-name="P83"><text:soft-page-break/>if[<text:line-break/> 'org.cilogon.userinfo' ∉ scopes. // <text:span text:style-name="T123">or !has_value('org.cilogon.userinfo',scopes.)</text:span></text:p>
      <text:p text:style-name="P83"><text:s/>]<text:span text:style-name="T121">[</text:span><text:line-break/> <text:s text:c="9"/>sys_err.ok := false;<text:line-break/> <text:s text:c="2"/>sys_err.error_<text:span text:style-name="T125">t</text:span>ype := 'invalid_request';<text:line-break/> <text:s text:c="4"/>sys_err.message := 'the org.cilogon.userinfo scope is required.';<text:line-break/> <text:s text:c="4"/>return([]);</text:p>
      <text:p text:style-name="P80">];</text:p>
      <text:p text:style-name="P132"/>
      <text:p text:style-name="Table_20_Contents"/>
      <text:h text:style-name="Heading_20_3" text:outline-level="3">CILogon <text:span text:style-name="T86">extension</text:span></text:h>
      <table:table table:name="Table5" table:style-name="Table5">
        <table:table-column table:style-name="Table5.A"/>
        <table:table-column table:style-name="Table5.B"/>
        <table:table-column table:style-name="Table5.C"/>
        <table:table-row table:style-name="TableLine94348479936512">
          <table:table-cell table:style-name="Table5.A1" office:value-type="string">
            <text:p text:style-name="P37"><text:span text:style-name="T121">QDL </text:span>Key</text:p>
          </table:table-cell>
          <table:table-cell table:style-name="Table5.A1" office:value-type="string">
            <text:p text:style-name="P112">CILogon</text:p>
          </table:table-cell>
          <table:table-cell table:style-name="Table5.C1" office:value-type="string">
            <text:p text:style-name="P114">Description</text:p>
          </table:table-cell>
        </table:table-row>
        <table:table-row table:style-name="TableLine94348479504736">
          <table:table-cell table:style-name="Table5.A2" office:value-type="string">
            <text:p text:style-name="P141">ok</text:p>
          </table:table-cell>
          <table:table-cell table:style-name="Table5.A2" office:value-type="string">
            <text:p text:style-name="P112">--</text:p>
          </table:table-cell>
          <table:table-cell table:style-name="Table5.C2" office:value-type="string">
            <text:p text:style-name="P114">Must be <text:span text:style-name="T42">false</text:span> to trigger error handling</text:p>
          </table:table-cell>
        </table:table-row>
        <table:table-row table:style-name="TableLine94348488274624">
          <table:table-cell table:style-name="Table5.A2" office:value-type="string">
            <text:p text:style-name="P141">message</text:p>
          </table:table-cell>
          <table:table-cell table:style-name="Table5.A2" office:value-type="string">
            <text:p text:style-name="P116"><text:span text:style-name="T120">error_</text:span>description</text:p>
          </table:table-cell>
          <table:table-cell table:style-name="Table5.C2" office:value-type="string">
            <text:p text:style-name="P123">Human readable description of the error</text:p>
          </table:table-cell>
        </table:table-row>
        <table:table-row table:style-name="TableLine94348478057904">
          <table:table-cell table:style-name="Table5.A2" office:value-type="string">
            <text:p text:style-name="P38"><text:span text:style-name="T44">error_</text:span><text:span text:style-name="T45">t</text:span><text:span text:style-name="T44">ype</text:span></text:p>
          </table:table-cell>
          <table:table-cell table:style-name="Table5.A2" office:value-type="string">
            <text:p text:style-name="P116">error</text:p>
          </table:table-cell>
          <table:table-cell table:style-name="Table5.C2" office:value-type="string">
            <text:p text:style-name="P123">Type of the error</text:p>
          </table:table-cell>
        </table:table-row>
        <table:table-row table:style-name="TableLine94348486012224">
          <table:table-cell table:style-name="Table5.A2" office:value-type="string">
            <text:p text:style-name="P143">code</text:p>
          </table:table-cell>
          <table:table-cell table:style-name="Table5.A2" office:value-type="string">
            <text:p text:style-name="P116">status</text:p>
          </table:table-cell>
          <table:table-cell table:style-name="Table5.C2" office:value-type="string">
            <text:p text:style-name="P111">(Optional) integer code for the error type</text:p>
          </table:table-cell>
        </table:table-row>
        <table:table-row table:style-name="TableLine94348476373152">
          <table:table-cell table:style-name="Table5.A2" office:value-type="string">
            <text:p text:style-name="P144">error_uri</text:p>
          </table:table-cell>
          <table:table-cell table:style-name="Table5.A2" office:value-type="string">
            <text:p text:style-name="P116">error_uri</text:p>
          </table:table-cell>
          <table:table-cell table:style-name="Table5.C2" office:value-type="string">
            <text:p text:style-name="P121">(Optional) OAuth 2 error_uri</text:p>
          </table:table-cell>
        </table:table-row>
        <table:table-row table:style-name="TableLine94348476964224">
          <table:table-cell table:style-name="Table5.A2" office:value-type="string">
            <text:p text:style-name="P38"><text:span text:style-name="T31">custom_</text:span><text:span text:style-name="T30">error_uri</text:span></text:p>
          </table:table-cell>
          <table:table-cell table:style-name="Table5.A2" office:value-type="string">
            <text:p text:style-name="P116">custom_error_uri</text:p>
          </table:table-cell>
          <table:table-cell table:style-name="Table5.C2" office:value-type="string">
            <text:p text:style-name="Table_20_Contents"><text:s/><text:span text:style-name="T120">(Optional) error uri not in OAuth 2 spec.</text:span></text:p>
          </table:table-cell>
        </table:table-row>
      </table:table>
      <text:p text:style-name="P39"/>
      <text:p text:style-name="P39">E.g. 1 Construct a n explicit CILogon error </text:p>
      <text:p text:style-name="P78"><text:span text:style-name="T117"><text:s text:c="14"/>sys_err.ok := </text:span><text:span text:style-name="T28">false</text:span><text:span text:style-name="T117">;</text:span></text:p>
      <text:p text:style-name="P78"><text:span text:style-name="T117"><text:s text:c="12"/>sys_err.</text:span><text:span text:style-name="T27">code </text:span><text:span text:style-name="T117">:= </text:span>65541<text:span text:style-name="T117">; // </text:span><text:span text:style-name="T119">hex 0x10005, </text:span><text:span text:style-name="T120">create transaction failed</text:span></text:p>
      <text:p text:style-name="P78"><text:span text:style-name="T117"><text:s text:c="11"/>sys_err.error := '</text:span><text:span text:style-name="T27">access_denied</text:span>';</text:p>
      <text:p text:style-name="P78"><text:span text:style-name="T118"><text:s text:c="9"/>sys_err.message := '</text:span><text:span text:style-name="T27">could not create transaction, user not found</text:span>';</text:p>
      <text:p text:style-name="P78"><text:span text:style-name="T118">sys_err.</text:span><text:span text:style-name="T119">custom_error_uri := </text:span><text:span text:style-name="T118">'</text:span><text:span text:style-name="T27">https://physics.bgsu.edu/user/register</text:span><text:span text:style-name="T119">'</text:span></text:p>
      <text:p text:style-name="P95"/>
      <text:p text:style-name="P96">This would result in the following response from the DBService:</text:p>
      <text:p text:style-name="P96"/>
      <text:p text:style-name="P79">{</text:p>
      <text:p text:style-name="P79"><text:s text:c="3"/>status=65541,</text:p>
      <text:p text:style-name="P79"><text:s text:c="3"/>error_description= <text:span text:style-name="T19">could not create transaction, user not found,</text:span></text:p>
      <text:p text:style-name="P79"><text:span text:style-name="T19"><text:s text:c="3"/>error</text:span> = access_denied,</text:p>
      <text:p text:style-name="P79"><text:s text:c="3"/>custom_error_uri= <text:span text:style-name="T19">https://physics.bgsu.edu/user/register</text:span></text:p>
      <text:p text:style-name="P79">}</text:p>
      <text:p text:style-name="P146"/>
      <text:p text:style-name="P5">Note especially that <text:span text:style-name="T121">sys_err</text:span>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span text:style-name="T96">)</text:span>. </text:p>
      <text:p text:style-name="P44"><text:span text:style-name="T5">CILogon note</text:span>: If you throw an OAuth 2 error that is processed by the DBService layer, it will be converted to a CILogon error. <text:s/>In that case, the status returned will be set to <text:span text:style-name="T128">0x100007 (generic QDL error) since there is no easy association of random OAuth errors with CILogon specific errors. If you need to have a specific status returned (e.g., 0x10001, transaction not found), you should set it.</text:span></text:p>
      <text:p text:style-name="Heading"><text:soft-page-break/>Example: <text:span text:style-name="T109">Propagating errors</text:span></text:p>
      <text:p text:style-name="Text_20_body"><text:span text:style-name="T109">The example here is </text:span><text:span text:style-name="T110">C</text:span><text:span text:style-name="T111">h</text:span><text:span text:style-name="T110">ecking the number of arguments for a script to see if it should run and sending a useful message back. </text:span><text:span text:style-name="T109">The main script, <text:s/></text:span><text:span text:style-name="T51">do_at.qdl</text:span>,<text:span text:style-name="T51"> </text:span>calls <text:s/><text:span text:style-name="T51">init.qdl</text:span>. <text:span text:style-name="T109">The calling script should always check if there is an error to propagate back:</text:span></text:p>
      <text:p text:style-name="P28"><text:span text:style-name="T109">In </text:span><text:span text:style-name="T51">do_at.qdl</text:span><text:span text:style-name="T109">:</text:span></text:p>
      <text:p text:style-name="P68"><text:span text:style-name="T109">script_run(‘</text:span><text:span text:style-name="T25">init</text:span><text:span text:style-name="T109">.qd’);</text:span></text:p>
      <text:p text:style-name="P67">if[!sys_err.ok][return();]; // If there was an error, return</text:p>
      <text:p text:style-name="P5"/>
      <text:p text:style-name="P28"><text:span text:style-name="T109">In </text:span><text:span text:style-name="T51">init.qdl</text:span><text:span text:style-name="T109">:</text:span></text:p>
      <text:p text:style-name="P60">if[</text:p>
      <text:p text:style-name="P60"><text:s text:c="2"/>script_args() != 2</text:p>
      <text:p text:style-name="P60"><text:s/>]then[</text:p>
      <text:p text:style-name="P60"><text:bookmark-start text:name="__DdeLink__10356_3899966010"/><text:bookmark-start text:name="__DdeLink__10358_3899966010"/><text:s text:c="8"/>sys_err.ok := false;</text:p>
      <text:p text:style-name="P60"><text:s text:c="3"/>sys_err.message := </text:p>
      <text:p text:style-name="P60"><text:s text:c="10"/>‘You need to supply both a username and password. Request denied.';</text:p>
      <text:p text:style-name="P68"><text:span text:style-name="T93">sys_err.error_type := </text:span><text:span text:style-name="T94">‘</text:span><text:span text:style-name="T93">access_denied</text:span><text:span text:style-name="T94">‘;</text:span></text:p>
      <text:p text:style-name="P60"><text:s text:c="3"/>return();<text:bookmark-end text:name="__DdeLink__10356_3899966010"/><text:bookmark-end text:name="__DdeLink__10358_3899966010"/></text:p>
      <text:p text:style-name="P60"><text:s/>];</text:p>
      <text:p text:style-name="P60">// <text:span text:style-name="T109">Otherwise, do stuff.</text:span></text:p>
      <text:p text:style-name="P5"/>
      <text:p text:style-name="P5">The effect would be to throw an exception in the runtime engine which Java then will process as if the exception had happened there. <text:span text:style-name="T58">Note that for debugging purposes, </text:span><text:span text:style-name="T109">(such as running the script inside your workspace) </text:span><text:span text:style-name="T51">sys_err</text:span><text:span text:style-name="T109"> </text:span><text:span text:style-name="T58">is benign – it </text:span><text:span text:style-name="T109">just</text:span><text:span text:style-name="T58"> sets a variable which then goes away on the return().</text:span></text:p>
      <text:p text:style-name="P130">Example: Checking groups for memberships</text:p>
      <text:p text:style-name="P29">QDL allows this quite simply though it might not be apparent. First off, there is a function that is available called <text:span text:style-name="T49">in_group</text:span><text:span text:style-name="T52">2</text:span><text:span text:style-name="T114"> (There is a deprecated version called </text:span><text:span text:style-name="T52">in_group</text:span><text:span text:style-name="T114"> – don’t use that, </text:span><text:span text:style-name="T115">which is clunky and old</text:span><text:span text:style-name="T114">) which has syntax</text:span></text:p>
      <text:p text:style-name="Preformatted_20_Text">in_group2(group_names, groups.)</text:p>
      <text:p text:style-name="P30"/>
      <text:p text:style-name="Text_20_body"><text:span text:style-name="T114">where </text:span><text:span text:style-name="T52">group_names </text:span><text:s/><text:span text:style-name="T114">is a name (a string) or stem of them. <text:s/></text:span><text:span text:style-name="T52">groups. </text:span><text:span text:style-name="T114">is the groups from a claim source. Now the rub is that the structure of <text:s/></text:span><text:span text:style-name="T52">groups. </text:span><text:span text:style-name="T114">depends on the source. Some sources return just a flat list of names and some return a JSON structure that has to be parsed. <text:s/></text:span><text:span text:style-name="T52">in_groups2 </text:span><text:span text:style-name="T114">handles these cases. The result is conformable with the left argument. So a typical invocation is</text:span></text:p>
      <text:p text:style-name="P70"><text:s text:c="3"/>in_group2('all_ncsa', claims.isMemberOf.)</text:p>
      <text:p text:style-name="P69">true</text:p>
      <text:p text:style-name="Text_20_body"/>
      <text:p text:style-name="Text_20_body"><text:span text:style-name="T114">which shows that the name </text:span><text:span text:style-name="T52">all_ncsa </text:span><text:span text:style-name="T114">is in the </text:span><text:span text:style-name="T52">claims.isMemberOf. </text:span><text:span text:style-name="T114">The result is left conformable, so if you wanted to check a list of names, you might do something like</text:span></text:p>
      <text:p text:style-name="Preformatted_20_Text"><text:s text:c="3"/><text:span text:style-name="T115">g. := claims.isMemberOf.; // Keep it readable here</text:span></text:p>
      <text:p text:style-name="P72"><text:s text:c="3"/><text:span text:style-name="T115">g_reject. := [</text:span><text:span text:style-name="T114">'all_disabled_usr','grp_banned','mg_deny_all','mg_deny_web'];</text:span></text:p>
      <text:p text:style-name="Preformatted_20_Text"><text:s text:c="3"/><text:span text:style-name="T115">z. := </text:span><text:span text:style-name="T114">in_group2(</text:span><text:span text:style-name="T115">g_reject.</text:span><text:span text:style-name="T114">, </text:span><text:span text:style-name="T115">g.);</text:span></text:p>
      <text:p text:style-name="Preformatted_20_Text"><text:soft-page-break/><text:s text:c="3"/><text:span text:style-name="T115">z.;</text:span></text:p>
      <text:p text:style-name="P71">[false,false,false,true]</text:p>
      <text:p text:style-name="Standard"/>
      <text:p text:style-name="P91"><text:span text:style-name="T115">So the user is in the </text:span><text:span text:style-name="T52">mg_deny_web </text:span><text:span text:style-name="T114"><text:s/></text:span><text:span text:style-name="T115">group. How to check if at least one of those is true? Use the </text:span><text:span text:style-name="T53">reduce</text:span><text:span text:style-name="T115"> function with <text:s/></text:span><text:span text:style-name="T53">|| </text:span>(logical or)<text:span text:style-name="T115">:</text:span></text:p>
      <text:p text:style-name="P90"/>
      <text:p text:style-name="Preformatted_20_Text"><text:s text:c="3"/>reduce(@||, z.);</text:p>
      <text:p text:style-name="P71">true</text:p>
      <text:p text:style-name="Standard"/>
      <text:p text:style-name="P90">which is identical to evaluating</text:p>
      <text:p text:style-name="P90"/>
      <text:p text:style-name="P71"><text:s text:c="3"/>false || false || false || true</text:p>
      <text:p text:style-name="P71">true</text:p>
      <text:p text:style-name="Standard"/>
      <text:p text:style-name="P90">Since the reduce function just slaps <text:span text:style-name="T49">||</text:span> between all elements of the list. </text:p>
      <text:p text:style-name="P131">A full example</text:p>
      <text:p text:style-name="P32">In this example, group memberships are checked and if a person is not in them, an error is raised.</text:p>
      <text:p text:style-name="P73">chk_group(rejects., groups.) -&gt; reduce(@||, in_group2(rejects., groups.));</text:p>
      <text:p text:style-name="P74">if[<text:line-break/>  <text:span text:style-name="T26">chk_group(g_reject., z.)</text:span><text:line-break/>]then[<text:line-break/>  sys_err.ok := false;<text:line-break/>  sys_err.message := 'User not in group. Cannot determine scopes.';<text:line-break/>  sys_err.error_uri:='https://phys.bsu.edu/users/register";<text:line-break/>  sys_err.error_type := <text:span text:style-name="T114">'</text:span>access_denied<text:span text:style-name="T114">'</text:span>;<text:line-break/>  sys_err.status:=404<text:line-break/>  return();<text:line-break/>];</text:p>
      <text:p text:style-name="P90"/>
      <text:p text:style-name="P92">This defines a function, chk_group and uses that to craft an error. A message is returned along with the status and in this case, a uri is passed back so whatever handles this can redirect the user appropriately.</text:p>
      <text:p text:style-name="P92"/>
      <text:h text:style-name="Heading_20_3" text:outline-level="3">Extended attributes</text:h>
      <text:p text:style-name="P7"><text:span text:style-name="T59">These are parameters sent to the server by the client in the initial request. First off, the client </text:span><text:span text:style-name="T61">must</text:span><text:span text:style-name="T69"> have the ability to process them turned on. This is in the extended attributes for the client, so in the CLI, set the client id, then issue</text:span></text:p>
      <text:p text:style-name="Preformatted_20_Text">update -key extended_attributes</text:p>
      <text:p text:style-name="P9"/>
      <text:p text:style-name="P9">and when prompted enter</text:p>
      <text:p text:style-name="Preformatted_20_Text">{"oa4mp_attributes": {"extendedAttributesEnabled": true}}</text:p>
      <text:p text:style-name="P9"/>
      <text:p text:style-name="P6"><text:span text:style-name="T68">Now, the client </text:span><text:span text:style-name="T66">must </text:span><text:span text:style-name="T75"><text:s/>send the parameters as uris that start with either </text:span><text:span text:style-name="T29">oa4mp:</text:span><text:span text:style-name="T75"> or </text:span><text:span text:style-name="T29">cilogon:</text:span><text:span text:style-name="T75">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oft-page-break/><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 text:c="8"/>&lt;/parameters&gt;</text:p>
      <text:p text:style-name="Preformatted_20_Text">&lt;!-- bunch of other stuff - - &gt;</text:p>
      <text:p text:style-name="Preformatted_20_Text">&lt;/client&gt;</text:p>
      <text:p text:style-name="P10"/>
      <text:p text:style-name="P10">If all goes well, then in the runtime environment you would get xas.oa4mp. as a stem : </text:p>
      <text:p text:style-name="Preformatted_20_Text"/>
      <text:p text:style-name="Preformatted_20_Text"><text:s text:c="3"/>say(<text:span text:style-name="T22">xas</text:span>.);</text:p>
      <text:p text:style-name="P61">{</text:p>
      <text:p text:style-name="P61"><text:s text:c="2"/>oa4mp : <text:s/>{</text:p>
      <text:p text:style-name="P61"><text:s text:c="4"/>/refresh/lifetime :<text:span text:style-name="T76">[1000000]</text:span>,</text:p>
      <text:p text:style-name="P61"><text:s text:c="4"/>role : <text:span text:style-name="T76">[</text:span>researcher,admin<text:span text:style-name="T76">]</text:span></text:p>
      <text:p text:style-name="P61"><text:s text:c="4"/>}</text:p>
      <text:p text:style-name="P61"><text:s text:c="2"/>}</text:p>
      <text:p text:style-name="P61">} </text:p>
      <text:p text:style-name="P10"/>
      <text:p text:style-name="P8"><text:span text:style-name="T75">A final note is that there is no canonical way for OA4MP or QDL to determine what the types of variables are, so the are all string-valued. In the case of the refresh</text:span><text:span text:style-name="T67"> </text:span><text:span text:style-name="T75">lifetime. this means it needs to have </text:span><text:span text:style-name="T32">to_number</text:span><text:span text:style-name="T33">()</text:span><text:span text:style-name="T75"> invoked as needed, etc.</text:span></text:p>
      <text:h text:style-name="Heading_20_2" text:outline-level="2">Flow States</text:h>
      <text:p text:style-name="P11">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style-name="TableLine94348480600320">
          <table:table-cell table:style-name="Table2.A1" office:value-type="string">
            <text:p text:style-name="P105">Name</text:p>
          </table:table-cell>
          <table:table-cell table:style-name="Table2.B1" office:value-type="string">
            <text:p text:style-name="P105">Description</text:p>
          </table:table-cell>
        </table:table-row>
        <table:table-row table:style-name="TableLine94348473101952">
          <table:table-cell table:style-name="Table2.A2" office:value-type="string">
            <text:p text:style-name="P87">access_token</text:p>
          </table:table-cell>
          <table:table-cell table:style-name="Table2.B2" office:value-type="string">
            <text:p text:style-name="P105">Allow creating an access token</text:p>
          </table:table-cell>
        </table:table-row>
        <table:table-row table:style-name="TableLine94348469046528">
          <table:table-cell table:style-name="Table2.A2" office:value-type="string">
            <text:p text:style-name="P87">id_token</text:p>
          </table:table-cell>
          <table:table-cell table:style-name="Table2.B2" office:value-type="string">
            <text:p text:style-name="P105">Allow creating the ID token</text:p>
          </table:table-cell>
        </table:table-row>
        <table:table-row table:style-name="TableLine94348475679072">
          <table:table-cell table:style-name="Table2.A2" office:value-type="string">
            <text:p text:style-name="P87">refresh_token</text:p>
          </table:table-cell>
          <table:table-cell table:style-name="Table2.B2" office:value-type="string">
            <text:p text:style-name="P105">Allow creating refresh tokens</text:p>
          </table:table-cell>
        </table:table-row>
        <table:table-row table:style-name="TableLine94348473678848">
          <table:table-cell table:style-name="Table2.A2" office:value-type="string">
            <text:p text:style-name="P87">user_info</text:p>
          </table:table-cell>
          <table:table-cell table:style-name="Table2.B2" office:value-type="string">
            <text:p text:style-name="P105">Allow creating user info</text:p>
          </table:table-cell>
        </table:table-row>
        <table:table-row table:style-name="TableLine94348476632704">
          <table:table-cell table:style-name="Table2.A2" office:value-type="string">
            <text:p text:style-name="P87">get_cert</text:p>
          </table:table-cell>
          <table:table-cell table:style-name="Table2.B2" office:value-type="string">
            <text:p text:style-name="P105">Allow user to get a cert</text:p>
          </table:table-cell>
        </table:table-row>
        <table:table-row table:style-name="Table2.7">
          <table:table-cell table:style-name="Table2.A2" office:value-type="string">
            <text:p text:style-name="P87">get_claims</text:p>
          </table:table-cell>
          <table:table-cell table:style-name="Table2.B2" office:value-type="string">
            <text:p text:style-name="P105">Allow the user to get claims</text:p>
          </table:table-cell>
        </table:table-row>
        <table:table-row table:style-name="Table2.7">
          <table:table-cell table:style-name="Table2.A2" office:value-type="string">
            <text:p text:style-name="P87">accept_requests</text:p>
          </table:table-cell>
          <table:table-cell table:style-name="Table2.B2" office:value-type="string">
            <text:p text:style-name="P105"><text:span text:style-name="T112">D</text:span>eny <text:span text:style-name="T60">all</text:span> requests <text:span text:style-name="T112">if false. </text:span><text:span text:style-name="T113">This is the nuclear option to shutdown access.</text:span></text:p>
          </table:table-cell>
        </table:table-row>
        <table:table-row table:style-name="TableLine94348476665856">
          <table:table-cell table:style-name="Table2.A2" office:value-type="string">
            <text:p text:style-name="P87">at_do_templates</text:p>
          </table:table-cell>
          <table:table-cell table:style-name="Table2.B2" office:value-type="string">
            <text:p text:style-name="P105">Allow execution of templates for access tokens.</text:p>
          </table:table-cell>
        </table:table-row>
      </table:table>
      <text:p text:style-name="P11"/>
      <text:p text:style-name="P12">A typical use might be the following. In the post_auth phase (so after the system has gotten claims) check membership and deny all access if not in a group:</text:p>
      <text:p text:style-name="P86"><text:bookmark text:name="__DdeLink__10503_3899966010"/>if[</text:p>
      <text:p text:style-name="P86"><text:s text:c="2"/>exec_phase == 'post_auth'</text:p>
      <text:p text:style-name="P86"><text:s/>][</text:p>
      <text:p text:style-name="P86"><text:s text:c="2"/><text:bookmark-start text:name="__DdeLink__16386_4001340964"/>flow_states.accept_requests :=<text:bookmark-end text:name="__DdeLink__16386_4001340964"/> has_value('prj_sprout', claims.isMemberOf.);</text:p>
      <text:p text:style-name="P85"><text:soft-page-break/><text:span text:style-name="T77"><text:s/>]; <text:s text:c="3"/></text:span><text:line-break/></text:p>
      <text:p text:style-name="Standard"><text:span text:style-name="T106">The effect is that if the isMemberOf claim (these are the groups that a user is in) does not include ‘prj_sprout' then all access to the system is refused after that point. </text:span><text:span text:style-name="T103">Note that system policies do have the right of way, so if the system would not normally let a user get a certificate, <text:s/>setting </text:span><text:span text:style-name="T104">get_cert </text:span><text:span text:style-name="T103">to </text:span><text:span text:style-name="T105">true </text:span><text:s/><text:span text:style-name="T103">would be ignored. </text:span></text:p>
      <text:p text:style-name="P34"/>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eeeeee"/>
      <style:paragraph-properties fo:margin-top="0in" fo:margin-bottom="0in" loext:contextual-spacing="false" fo:background-color="#eeeee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2-10-28T10:06:21.635329963</dc:date>
    <meta:editing-duration>P89DT2H44M5S</meta:editing-duration>
    <meta:editing-cycles>91</meta:editing-cycles>
    <meta:generator>LibreOffice/6.4.7.2$Linux_X86_64 LibreOffice_project/40$Build-2</meta:generator>
    <meta:document-statistic meta:table-count="5" meta:image-count="0" meta:object-count="0" meta:page-count="13" meta:paragraph-count="380" meta:word-count="3621" meta:character-count="22473" meta:non-whitespace-character-count="18704"/>
  </office:meta>
</office:document-meta>
</file>